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4.65pt"/>
    </style:style>
    <style:style style:name="co2" style:family="table-column">
      <style:table-column-properties fo:break-before="auto" style:column-width="19.3pt"/>
    </style:style>
    <style:style style:name="co3" style:family="table-column">
      <style:table-column-properties fo:break-before="auto" style:column-width="564.94pt"/>
    </style:style>
    <style:style style:name="co4" style:family="table-column">
      <style:table-column-properties fo:break-before="auto" style:column-width="50.91pt"/>
    </style:style>
    <style:style style:name="co5" style:family="table-column">
      <style:table-column-properties fo:break-before="auto" style:column-width="67.01pt"/>
    </style:style>
    <style:style style:name="co6" style:family="table-column">
      <style:table-column-properties fo:break-before="auto" style:column-width="143.66pt"/>
    </style:style>
    <style:style style:name="co7" style:family="table-column">
      <style:table-column-properties fo:break-before="auto" style:column-width="109.36pt"/>
    </style:style>
    <style:style style:name="ro1" style:family="table-row">
      <style:table-row-properties style:row-height="14pt" fo:break-before="auto" style:use-optimal-row-height="true"/>
    </style:style>
    <style:style style:name="ro2" style:family="table-row">
      <style:table-row-properties style:row-height="157.01pt" fo:break-before="auto" style:use-optimal-row-height="false"/>
    </style:style>
    <style:style style:name="ro3" style:family="table-row">
      <style:table-row-properties style:row-height="94.99pt" fo:break-before="auto" style:use-optimal-row-height="false"/>
    </style:style>
    <style:style style:name="ro4" style:family="table-row">
      <style:table-row-properties style:row-height="120.5pt" fo:break-before="auto" style:use-optimal-row-height="false"/>
    </style:style>
    <style:style style:name="ro5" style:family="table-row">
      <style:table-row-properties style:row-height="67.01pt" fo:break-before="auto" style:use-optimal-row-height="false"/>
    </style:style>
    <style:style style:name="ro6" style:family="table-row">
      <style:table-row-properties style:row-height="190.01pt" fo:break-before="auto" style:use-optimal-row-height="false"/>
    </style:style>
    <style:style style:name="ro7" style:family="table-row">
      <style:table-row-properties style:row-height="271.5pt" fo:break-before="auto" style:use-optimal-row-height="false"/>
    </style:style>
    <style:style style:name="ro8" style:family="table-row">
      <style:table-row-properties style:row-height="131.5pt" fo:break-before="auto" style:use-optimal-row-height="false"/>
    </style:style>
    <style:style style:name="ro9" style:family="table-row">
      <style:table-row-properties style:row-height="240.49pt" fo:break-before="auto" style:use-optimal-row-height="false"/>
    </style:style>
    <style:style style:name="ro10" style:family="table-row">
      <style:table-row-properties style:row-height="230pt" fo:break-before="auto" style:use-optimal-row-height="false"/>
    </style:style>
    <style:style style:name="ro11" style:family="table-row">
      <style:table-row-properties style:row-height="116.5pt" fo:break-before="auto" style:use-optimal-row-height="false"/>
    </style:style>
    <style:style style:name="ro12" style:family="table-row">
      <style:table-row-properties style:row-height="72.99pt" fo:break-before="auto" style:use-optimal-row-height="false"/>
    </style:style>
    <style:style style:name="ro13" style:family="table-row">
      <style:table-row-properties style:row-height="110.01pt" fo:break-before="auto" style:use-optimal-row-height="false"/>
    </style:style>
    <style:style style:name="ro14" style:family="table-row">
      <style:table-row-properties style:row-height="117.01pt" fo:break-before="auto" style:use-optimal-row-height="false"/>
    </style:style>
    <style:style style:name="ro15" style:family="table-row">
      <style:table-row-properties style:row-height="287.49pt" fo:break-before="auto" style:use-optimal-row-height="false"/>
    </style:style>
    <style:style style:name="ro16" style:family="table-row">
      <style:table-row-properties style:row-height="136.01pt" fo:break-before="auto" style:use-optimal-row-height="false"/>
    </style:style>
    <style:style style:name="ro17" style:family="table-row">
      <style:table-row-properties style:row-height="138.5pt" fo:break-before="auto" style:use-optimal-row-height="false"/>
    </style:style>
    <style:style style:name="ro18" style:family="table-row">
      <style:table-row-properties style:row-height="265.49pt" fo:break-before="auto" style:use-optimal-row-height="false"/>
    </style:style>
    <style:style style:name="ro19" style:family="table-row">
      <style:table-row-properties style:row-height="55.5pt" fo:break-before="auto" style:use-optimal-row-height="false"/>
    </style:style>
    <style:style style:name="ro20" style:family="table-row">
      <style:table-row-properties style:row-height="37.5pt" fo:break-before="auto" style:use-optimal-row-height="false"/>
    </style:style>
    <style:style style:name="ro21" style:family="table-row">
      <style:table-row-properties style:row-height="100.49pt" fo:break-before="auto" style:use-optimal-row-height="false"/>
    </style:style>
    <style:style style:name="ro22" style:family="table-row">
      <style:table-row-properties style:row-height="156.5pt" fo:break-before="auto" style:use-optimal-row-height="false"/>
    </style:style>
    <style:style style:name="ro23" style:family="table-row">
      <style:table-row-properties style:row-height="108pt" fo:break-before="auto" style:use-optimal-row-height="false"/>
    </style:style>
    <style:style style:name="ro24" style:family="table-row">
      <style:table-row-properties style:row-height="159.51pt" fo:break-before="auto" style:use-optimal-row-height="false"/>
    </style:style>
    <style:style style:name="ro25" style:family="table-row">
      <style:table-row-properties style:row-height="241pt" fo:break-before="auto" style:use-optimal-row-height="false"/>
    </style:style>
    <style:style style:name="ro26" style:family="table-row">
      <style:table-row-properties style:row-height="135.01pt" fo:break-before="auto" style:use-optimal-row-height="false"/>
    </style:style>
    <style:style style:name="ro27" style:family="table-row">
      <style:table-row-properties style:row-height="186.01pt" fo:break-before="auto" style:use-optimal-row-height="false"/>
    </style:style>
    <style:style style:name="ro28" style:family="table-row">
      <style:table-row-properties style:row-height="31.49pt" fo:break-before="auto" style:use-optimal-row-height="false"/>
    </style:style>
    <style:style style:name="ro29" style:family="table-row">
      <style:table-row-properties style:row-height="60.01pt" fo:break-before="auto" style:use-optimal-row-height="false"/>
    </style:style>
    <style:style style:name="ro30" style:family="table-row">
      <style:table-row-properties style:row-height="101pt" fo:break-before="auto" style:use-optimal-row-height="false"/>
    </style:style>
    <style:style style:name="ro31" style:family="table-row">
      <style:table-row-properties style:row-height="86.51pt" fo:break-before="auto" style:use-optimal-row-height="false"/>
    </style:style>
    <style:style style:name="ro32" style:family="table-row">
      <style:table-row-properties style:row-height="12.81pt" fo:break-before="auto" style:use-optimal-row-height="true"/>
    </style:style>
    <style:style style:name="ro33" style:family="table-row">
      <style:table-row-properties style:row-height="15.65pt" fo:break-before="auto" style:use-optimal-row-height="true"/>
    </style:style>
    <style:style style:name="ro34" style:family="table-row">
      <style:table-row-properties style:row-height="39.49pt"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0127">
      <style:table-cell-properties style:rotation-align="none"/>
    </style:style>
    <style:style style:name="ce2" style:family="table-cell" style:parent-style-name="Default" style:data-style-name="N0">
      <style:table-cell-properties style:rotation-align="non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T1" style:family="text">
      <style:text-properties style:text-underline-style="none" style:text-underline-color="font-color" style:font-style-asian="normal" style:font-weight-complex="bold" style:font-weight-asian="bold" style:font-size-complex="11pt" style:font-size-asian="11pt" style:font-name-asian="宋体" fo:text-shadow="none" fo:font-weight="bold" style:font-name="宋体" fo:font-size="11pt" fo:color="#000000" style:font-style-complex="normal" style:text-position="0% 100%" style:text-outline="false" fo:font-style="normal" style:text-line-through-type="none"/>
    </style:style>
    <style:style style:name="T2"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normal" style:font-weight-asian="normal" fo:font-weight="normal"/>
    </style:style>
    <style:style style:name="T3"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bold" style:font-weight-asian="bold" fo:font-weight="bold"/>
    </style:style>
    <style:style style:name="T4"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normal" style:font-weight-asian="normal" style:font-weight-complex="normal"/>
    </style:style>
    <style:style style:name="T5"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complex="bold" style:font-weight-asian="bold"/>
    </style:style>
    <style:style style:name="T6"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asian="bold" style:font-weight-complex="bold"/>
    </style:style>
    <style:style style:name="T7" style:family="text">
      <style:text-properties style:font-name-asian="宋体" style:text-underline-style="none" style:text-underline-color="font-color" style:font-weight-asian="bold" style:font-weight-complex="bold" fo:font-weight="bold" fo:font-style="normal" style:text-line-through-type="none" style:font-style-asian="normal" fo:text-shadow="none" style:font-style-complex="normal" fo:font-size="11pt" style:font-size-complex="11pt" style:font-name="宋体" style:font-size-asian="11pt" style:text-outline="false" fo:color="#000000" style:text-position="0% 100%"/>
    </style:style>
    <style:style style:name="T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style:font-weight-complex="normal" fo:font-weight="normal"/>
    </style:style>
    <style:style style:name="T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asian="bold" style:font-weight-complex="bold"/>
    </style:style>
    <style:style style:name="T10"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style:font-weight-asian="normal" fo:font-weight="normal"/>
    </style:style>
    <style:style style:name="T11"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fo:font-weight="normal" style:font-weight-complex="normal"/>
    </style:style>
    <style:style style:name="T12"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fo:font-weight="bold" style:font-weight-asian="bold"/>
    </style:style>
    <style:style style:name="T13"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fo:font-weight="normal" style:font-weight-asian="normal"/>
    </style:style>
    <style:style style:name="T14"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asian="normal" style:font-weight-complex="normal"/>
    </style:style>
    <style:style style:name="T15"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fo:font-weight="bold" style:font-weight-complex="bold"/>
    </style:style>
    <style:style style:name="T16"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style:font-weight-asian="bold" fo:font-weight="bold"/>
    </style:style>
    <style:style style:name="T17"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style:font-weight-complex="bold" fo:font-weight="bold"/>
    </style:style>
    <style:style style:name="T1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complex="bold" style:font-weight-asian="bold"/>
    </style:style>
    <style:style style:name="T1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complex="normal" style:font-weight-asian="normal"/>
    </style:style>
    <style:style style:name="T20" style:family="text">
      <style:text-properties style:font-name="宋体" style:font-style-complex="normal" style:font-style-asian="normal" style:font-weight-complex="bold" style:font-weight-asian="bold" style:font-size-complex="11pt" style:font-size-asian="11pt" style:font-name-asian="宋体" fo:color="#000000" style:text-position="0% 100%" style:text-outline="false" fo:font-style="normal" style:text-line-through-type="none" style:text-underline-style="none" style:text-underline-color="font-color" fo:font-weight="bold" fo:font-size="11pt" fo:text-shadow="none"/>
    </style:style>
    <style:style style:name="T21" style:family="text">
      <style:text-properties style:font-name="宋体" style:font-style-complex="normal" style:font-style-asian="normal" style:font-size-complex="11pt" style:font-size-asian="11pt" style:font-name-asian="宋体"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22" style:family="text">
      <style:text-properties style:font-style-complex="normal" fo:color="#000000" fo:text-shadow="none" style:font-style-asian="normal" style:font-weight-complex="bold" style:font-weight-asian="bold" style:font-size-complex="11pt" style:font-size-asian="11pt" style:font-name-asian="宋体" style:text-outline="false" fo:font-style="normal" style:text-line-through-type="none" style:text-underline-style="none" style:text-underline-color="font-color" fo:font-weight="bold" fo:font-size="11pt" style:font-name="宋体" style:text-position="0% 100%"/>
    </style:style>
    <style:style style:name="T23"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normal" style:font-weight-asian="normal" style:font-weight-complex="normal"/>
    </style:style>
    <style:style style:name="T24"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asian="bold" style:font-weight-complex="bold"/>
    </style:style>
    <style:style style:name="T25"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style:font-weight-complex="normal" fo:font-weight="normal" style:font-weight-asian="normal"/>
    </style:style>
    <style:style style:name="T26"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complex="bold" style:font-weight-asian="bold"/>
    </style:style>
  </office:automatic-styles>
  <office:body>
    <office:spreadsheet>
      <table:calculation-settings table:automatic-find-labels="false" table:use-regular-expressions="false" table:use-wildcards="true"/>
      <table:table table:name="2019"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6" table:default-cell-style-name="Default"/>
        <table:table-column table:style-name="co4" table:number-columns-repeated="1013" table:default-cell-style-name="Default"/>
        <table:table-row table:style-name="ro1">
          <table:table-cell/>
          <table:table-cell office:value-type="string" calcext:value-type="string">
            <text:p>WkD</text:p>
          </table:table-cell>
          <table:table-cell office:value-type="string" calcext:value-type="string">
            <text:p>Comment</text:p>
          </table:table-cell>
          <table:table-cell office:value-type="string" calcext:value-type="string">
            <text:p>Cost</text:p>
          </table:table-cell>
          <table:table-cell office:value-type="string" calcext:value-type="string">
            <text:p>他人开销</text:p>
          </table:table-cell>
          <table:table-cell office:value-type="string" calcext:value-type="string">
            <text:p>Ppl</text:p>
          </table:table-cell>
          <table:table-cell office:value-type="string" calcext:value-type="string">
            <text:p>地点</text:p>
          </table:table-cell>
          <table:table-cell office:value-type="string" calcext:value-type="string">
            <text:p>天气</text:p>
          </table:table-cell>
          <table:table-cell office:value-type="string" calcext:value-type="string">
            <text:p>体重</text:p>
          </table:table-cell>
          <table:table-cell office:value-type="string" calcext:value-type="string">
            <text:p>Keyword</text:p>
          </table:table-cell>
          <table:table-cell office:value-type="string" calcext:value-type="string">
            <text:p>Food</text:p>
          </table:table-cell>
          <table:table-cell office:value-type="string" calcext:value-type="string">
            <text:p>移动</text:p>
          </table:table-cell>
          <table:table-cell table:number-columns-repeated="1012"/>
        </table:table-row>
        <table:table-row table:style-name="ro2">
          <table:table-cell table:style-name="ce1" office:value-type="date" office:date-value="2019-01-01" calcext:value-type="date">
            <text:p>1/1/2019</text:p>
          </table:table-cell>
          <table:table-cell table:style-name="ce2" office:value-type="float" office:value="2" calcext:value-type="float">
            <text:p>2</text:p>
          </table:table-cell>
          <table:table-cell table:style-name="ce3" office:value-type="string" calcext:value-type="string">
            <text:p>1.休养肠胃,最近屁臭,1221和1215号在顺德和广州吃多坏了肠胃,现在以休息为主.吃一些好消化的东西.朝鲜族的咸菜容易造成大肠癌,不要多吃. 微信上:免费送迷你仓的移动暖气.试水+利益驱动一下+开始清空迷你仓. 要懂得欲取先与. Social proof对很多人都很重要,所以才有假排队.Say something that make people feel special.(use reciprocity to your advantage) Get people to agree to a small request and ask.(get commitment).&amp;&amp; 日常就是集中精力学习,学语言:要勤造句,要勤运用,勤写作.学各种语言没坏处.没事就是学语言.自己这方面有优势,也有兴趣,最开心的时候都是和语言有关(incentive),在英国和老李,在日语课上讲到泰国人. In lineup有法语,西班牙,葡萄牙和意大利语,德语,俄语.流水不腐,不断学习,写作造句.西班牙和葡萄牙是一定要掌握的,因为美国很多老墨,以后要用到他们. &amp;&amp;晚上吃的黄瓜+鸡蛋酱.健康好吃. 以后可以多吃. &amp;&amp;第一天吃的烤鸡排,也不错. </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10度</text:p>
          </table:table-cell>
          <table:table-cell table:number-columns-repeated="1016"/>
        </table:table-row>
        <table:table-row table:style-name="ro3">
          <table:table-cell table:style-name="ce1" office:value-type="date" office:date-value="2019-01-02" calcext:value-type="date">
            <text:p>1/2/2019</text:p>
          </table:table-cell>
          <table:table-cell table:style-name="ce2" office:value-type="float" office:value="3" calcext:value-type="float">
            <text:p>3</text:p>
          </table:table-cell>
          <table:table-cell table:style-name="ce3" office:value-type="string" calcext:value-type="string">
            <text:p>中午和wayne吃的bunker,烤牛肉套餐,煎饺,石锅饭(172).然后去东海散步,东海城市广场(前张五常饭店)太平洋电影院看的Thugs of Hindostan(65).2个多小时,wayne付停车费(35).然后送wayne去了深圳湾一号.字里行间透露出对财富的崇拜和对深圳湾一号的羡慕.典型深圳价值观.我并不感兴趣,这就是价值观的冲撞.我对住的地方不感兴趣,那个地方的景色并不好.今天0.8895走了10个. &amp;&amp;开车慢可以提高utility.&amp;&amp;市场跌了不少,我都是short.这个人是江门的,以前也是在温哥华,回来跟wayne他们认识.远离这些土鳖.(1.16补:这天是感冒的开始)</text:p>
          </table:table-cell>
          <table:table-cell table:formula="of:=172+65" office:value-type="float" office:value="237" calcext:value-type="float">
            <text:p>237</text:p>
          </table:table-cell>
          <table:table-cell office:value-type="float" office:value="35" calcext:value-type="float">
            <text:p>35</text:p>
          </table:table-cell>
          <table:table-cell office:value-type="string" calcext:value-type="string">
            <text:p>wayne</text:p>
          </table:table-cell>
          <table:table-cell office:value-type="string" calcext:value-type="string">
            <text:p>sz</text:p>
          </table:table-cell>
          <table:table-cell office:value-type="float" office:value="10" calcext:value-type="float">
            <text:p>10</text:p>
          </table:table-cell>
          <table:table-cell table:number-columns-repeated="1016"/>
        </table:table-row>
        <table:table-row table:style-name="ro2">
          <table:table-cell table:style-name="ce1" office:value-type="date" office:date-value="2019-01-03" calcext:value-type="date">
            <text:p>1/3/2019</text:p>
          </table:table-cell>
          <table:table-cell table:style-name="ce2" office:value-type="float" office:value="4" calcext:value-type="float">
            <text:p>4</text:p>
          </table:table-cell>
          <table:table-cell table:style-name="ce3" office:value-type="string" calcext:value-type="string">
            <text:p>Aapl跌8%,拖累ptf,不反dev加仓是这段时间最重要的研究成果. 嗓子还是疼.2点多到4点多总结.1.多喝水 2.能慢不快 3.每天打坐时间半小时 4.能少吃不多吃,不吃到饱 5.保护嗓子,不要喊叫 6.不吃辣的 7.减低用眼时间. 深圳: 把人往负面的方向推. 昨天送W到深圳湾一号:对钱,对住房的畸形崇拜,对学习没兴趣,没精神内核,做不到真正的开心,是基于虚的市场波动的开心.没有真正理解市场,还在瞎扑腾,并没活明白.看一个人真正爱好是看他在什么上花钱.交往要慢,感情要一点点培养,升温,不能急.larry:14 15年狂妄自大,现在渐渐压力增大,不出来得瑟了. 这些都是以前的朋友,变化都是负面的.都变得只看重钱,崇拜富豪.这是城市带给人的负面影响. <text:s/>&amp;&amp;更新花旗信用卡,截止日期到2024年1月3号,5年有效期. Kelly公司地址SUITE 2602 26/F AXA TOWER LANDMARK 100 HOW MING ST KWUN TONG KOWLOON HONG KONG. &amp;&amp;中午面点王(32) &amp;&amp;past events are not reliable indicators of the future.</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4">
          <table:table-cell table:style-name="ce1" office:value-type="date" office:date-value="2019-01-04" calcext:value-type="date">
            <text:p>1/4/2019</text:p>
          </table:table-cell>
          <table:table-cell table:style-name="ce2" office:value-type="float" office:value="5" calcext:value-type="float">
            <text:p>5</text:p>
          </table:table-cell>
          <table:table-cell table:style-name="ce3" office:value-type="string" calcext:value-type="string">
            <text:p>稍微感冒.早晨去了walmart买了鸡肉,在做鸡汤(150). 生活的秘诀是慢, 大部分时候慢就是快, 给就是取, 软就是生.慢,别人反而都会让道, 一快,反而大家都会tax你的精气神.打卡结束,可以稍微休息.日语进行的也不错. &amp;&amp;下午,还是感冒中.打喷嚏.注意休息. 补充VC.市场大涨,很多超过yOpen,要转换做多.前几天精神都很紧张,一直在学东西,这样也降低了抵抗力. 接下来的生活目标,哪里能长期安定下来,就去哪里. 最近几年,在深圳身体差了很多.17年夏天咳嗽,肺做ct.总体感觉很不对,所以想换个地方.海南各方面感觉不错,要不是天天被磨叽,到那边生活可以.跟在温哥华生活差不多.将来灵活一点,四处走一走.这地方的教育不行.把保险改成全球的.走的差不多就走人.毕竟走姿开始就是投名状.</text:p>
          </table:table-cell>
          <table:table-cell office:value-type="float" office:value="155" calcext:value-type="float">
            <text:p>155</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5">
          <table:table-cell table:style-name="ce1" office:value-type="date" office:date-value="2019-01-05" calcext:value-type="date">
            <text:p>1/5/2019</text:p>
          </table:table-cell>
          <table:table-cell table:style-name="ce2" office:value-type="float" office:value="6" calcext:value-type="float">
            <text:p>6</text:p>
          </table:table-cell>
          <table:table-cell table:style-name="ce3" office:value-type="string" calcext:value-type="string">
            <text:p>Things to look for when relocating. 1.money values(晒红包的,过生日发红包的,红包culture -&gt;bad,崇拜有钱人并叫爹的) 2.genera atmosphere lrelaxed and happy 3.骗子多不多 4.人是否单纯. &amp;&amp;预防感冒: 1.保持脚热. 热量流失很容易感冒. 2.睡眠 3.蜂蜜+姜蒜+柠檬 &amp;&amp; 在国内3年多,各种被骗/套路.</text:p>
          </table:table-cell>
          <table:table-cell office:value-type="float" office:value="0" calcext:value-type="float">
            <text:p>0</text:p>
          </table:table-cell>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6">
          <table:table-cell table:style-name="ce1" office:value-type="date" office:date-value="2019-01-06" calcext:value-type="date">
            <text:p>1/6/2019</text:p>
          </table:table-cell>
          <table:table-cell table:style-name="ce2" office:value-type="float" office:value="7" calcext:value-type="float">
            <text:p>7</text:p>
          </table:table-cell>
          <table:table-cell table:style-name="ce3" office:value-type="string" calcext:value-type="string">
            <text:p>今天起床感冒稍微好转.1.不要吃太多,fasting可以清理身体. 2.多睡觉+喝水 3.start day with protein(2 eggwhites) 4.每天吃一瓣蒜 5.蜂蜜 6.turmeric 7.水里放柠檬增加VC 8.冥想 9.保护脖子和脚,确保热的 10.回家第一件事洗手,不要摸脸 10.头冷脚热 11.每餐不超过8成饱 12.椰子 13.All diseases begin with gut,严加注意饮食 14.<text:span text:style-name="T1">饿了先喝水</text:span><text:span text:style-name="T2">,不要吃东西 15.戒糖分摄入(戒冰棍,糖,可乐雪碧).16.蔬菜水果herb占大头 17.蓝莓 18.每天晒太阳. &amp;&amp; 生病原因: 1.不洗手 2.喝水少,要至少增加一倍饮水量 3.吃的太多,肠胃负担大(臭屁,说明胃肠食物残留),没有detox时间 4.不喜欢吃蒜/蒜苔 5.12月23脖子着凉,当天一直在保护脖子&amp;&amp;楼上净化器要换成新的夏普G50.大量喝水.吹铜管乐器,增加气流流通.枕边易经.减少在地铁里和在公共场合的时间.保护</text:span><text:span text:style-name="T3">脖子和脚踝</text:span><text:span text:style-name="T4">,防邪风. &amp;&amp;中午吃的骨头汤. 里面加的葱姜,喝的时候放的蒜(切成片氧化一会),杀菌.</text:span><text:span text:style-name="T5">午时洗澡</text:span><text:span text:style-name="T4">.骨头汤喝着很舒服.少油.少吃炸炒物. </text:span><text:span text:style-name="T6">一天吃一餐</text:span><text:span text:style-name="T4">,中午吃,晚上清淡沙拉和fruit,以前在香港吃的太多,消化不了,长期胃肠受损,前几天在顺德和广州吃多,一直没消化干净,在肠里腐烂.身体需要时间去detox,持续不断给身体食物让消化负担很重.沃尔玛(120)买的龙骨,萝卜(冬吃萝卜).You have to do a lot of things correctly. </text:span></text:p>
          </table:table-cell>
          <table:table-cell office:value-type="float" office:value="120" calcext:value-type="float">
            <text:p>120</text:p>
          </table:table-cell>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7">
          <table:table-cell table:style-name="ce1" office:value-type="date" office:date-value="2019-01-07" calcext:value-type="date">
            <text:p>1/7/2019</text:p>
          </table:table-cell>
          <table:table-cell table:style-name="ce2" office:value-type="float" office:value="1" calcext:value-type="float">
            <text:p>1</text:p>
          </table:table-cell>
          <table:table-cell table:style-name="ce3" office:value-type="string" calcext:value-type="string">
            <text:p>1.把现有的牌打好.2.名和实的建设.在HK在弄投资方面的创业公司.做期货股票.3个人. 3.保暖,尤其是腿脚和脖子 4.多喝水,至少以前的3倍.以后上课买1.5L的水,水喝的不够会降低抵抗力 5.注意洗手,不要摸脸.  6.每天一瓣蒜,杀菌 7.除了三文鱼远离海产品,尤其虾,贝. 8.一周至少喝一次骨头汤.9.屁臭成因是肠胃里的东西没消化干净,解决方法是断食,给身体足够的时间去detox.晚饭要减量.在家里消化好的原因是晚上喝粥,好消化,所以胃里没有残留.&amp;&amp; 要知周围人的情绪撬动点是哪,<text:span text:style-name="T7">了解一个人的驱动点就掌控了一个人</text:span><text:span text:style-name="T8">.wayne上周末很兴奋,因为中国逆美国大跌走出大涨行情(实际是降准泄露),这种兴奋非出自幸福感,而是短期不可持续的开心.开心点在于当天是否赚钱,而没有意识到:真正重要的是方法正确,当天的得失对自己影响越小越好,因为跟扔硬币一样.</text:span><text:span text:style-name="T9">用概率思想看问题</text:span><text:span text:style-name="T10">,不看重任何一次输赢,</text:span><text:span text:style-name="T9">只在乎长期是否处于正确概率的一边</text:span><text:span text:style-name="T11">.例如,自己处于学语言的环境,在概率上已经赢了,搞砸一两个关系+C6无所谓(又比如看直播,对方要骗钱,期望有好结果本身就败了).看事情不要关注一个点, 而要关注有多少</text:span><text:span text:style-name="T9">流入流出</text:span><text:span text:style-name="T10">,趋</text:span><text:span text:style-name="T12">势</text:span><text:span text:style-name="T13">,概率,环境,可持续性,优势.不注重任何个体事件.看事情看大面.胜者</text:span><text:span text:style-name="T12">站在大概率的</text:span><text:span text:style-name="T14">一边,君子</text:span><text:span text:style-name="T15">不立危墙之下</text:span><text:span text:style-name="T11">.狡兔三窟,</text:span><text:span text:style-name="T16">预防尾部风险</text:span><text:span text:style-name="T13">.万事</text:span><text:span text:style-name="T17">概率思维</text:span><text:span text:style-name="T14">,</text:span><text:span text:style-name="T9">开源拓展,宏观思维</text:span><text:span text:style-name="T14">.不在意独立事件.发生个体事件:以不变应万变,神色如一.不动声色,不露喜怒.</text:span><text:span text:style-name="T18">不把自己往死胡同里推</text:span><text:span text:style-name="T14">,保持资金充裕,不负债,永远轻轻松松,</text:span><text:span text:style-name="T16">不纳投名状</text:span><text:span text:style-name="T11">(买房买地),不做任何承诺,万事留余地,圆滑,借口,缓势,拖延,后图.八面玲珑,不透露行程.把语言都学好,</text:span><text:span text:style-name="T17">傍身技能</text:span><text:span text:style-name="T19">,这个能力哪里都有用,这个能力比别人强一大块.</text:span><text:span text:style-name="T9">花精力去打磨自己最大优势</text:span><text:span text:style-name="T14">,不浪费时间做不擅长的事.&amp;&amp;东方财富的新闻long bias极重,没有新闻价值,洗脑散户用的.做多他们才能赚钱,要知道其incentive,就知道其新闻不可信.&amp;&amp;早晨吃了两个鸡蛋,无carb,非常好,以后早晨吃protein.&amp;&amp;椰汁糖多,不要喝.&amp;&amp;昨天walmart又有人撞我(14年hk百佳被撞,17年底hk地铁被撞),社会怨气大,</text:span><text:span text:style-name="T9">通过独立事件看大局,对于独立事件不react,</text:span><text:span text:style-name="T14">无意义归因于任何独立个体;抽烟的人代表人口结构老,素质低.两个人的互动普遍反映了整个社会的情绪状态,互信程度,礼节.</text:span></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2"/>
          <table:table-cell office:value-type="string" calcext:value-type="string">
            <text:p>余地</text:p>
          </table:table-cell>
          <table:table-cell table:number-columns-repeated="1014"/>
        </table:table-row>
        <table:table-row table:style-name="ro8">
          <table:table-cell table:style-name="ce1" office:value-type="date" office:date-value="2019-01-08" calcext:value-type="date">
            <text:p>1/8/2019</text:p>
          </table:table-cell>
          <table:table-cell table:style-name="ce2" office:value-type="float" office:value="2" calcext:value-type="float">
            <text:p>2</text:p>
          </table:table-cell>
          <table:table-cell table:style-name="ce3" office:value-type="string" calcext:value-type="string">
            <text:p>星期二,刚起床.温哥华计划:1.先买车(X5) 2.不断换airbnb house居住,最好在ubc旁边,每个地方住1个月左右.3.冬天在CA周边城市,循环居住,探寻好的地方.考察好的投资地产和别的项目.大学旁边/富人区/治安好的地方.House里的一个房间,或者是APT里的一个房间(但这样没有车位).这样可以认识很多人.3.韩国教会,认识一些韩国人,融入圈子. &amp;&amp;chen比较靠谱,随叫随时,要reward这种靠谱的行为.靠下意识决定是否靠谱.人都在不断变化,不give benefit of the doubt,如今因为在不同地方生活,信息不对称,不知道思想变化,没有意义陪着思想落后的人找人生方向.有些人会进入误区,盲目自大,或盲目悲观,有些人接人待物有问题.有些人生活习惯不健康,喝酒,晚睡,有些人价值观出了问题,晒红包,礼物等.冷眼旁观在人生路上没活明白的人,保持一定距离.中午把上周买的龙骨吃掉.又走了100k.走完了以后,去加拿大住airbnb,考察各区各地情况.&amp;&amp;晚上吃土豆泥和粟米棒.这两个不是炸的,相对健康.</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9">
          <table:table-cell table:style-name="ce1" office:value-type="date" office:date-value="2019-01-09" calcext:value-type="date">
            <text:p>1/9/2019</text:p>
          </table:table-cell>
          <table:table-cell table:style-name="ce2" office:value-type="float" office:value="3" calcext:value-type="float">
            <text:p>3</text:p>
          </table:table-cell>
          <table:table-cell table:style-name="ce3" office:value-type="string" calcext:value-type="string">
            <text:p>归集资金.早起吃蛋白.少吃carbs.增加饮水量. 煮土豆和yam入diet.刚开年,不断观察.建立全面screener,% days above/below open.跟人来往先端架子,不亲近,保持距离,尤其长时间不接触的人.不要做白日梦,小概率事件不足恃,可以归类为骗.对极端风险,尾部情况做好准备.凡事做最坏打算.不指望人不我畔,而恃我之不可畔.不指望政局不动荡,而恃己之资产安全,未雨绸缪.要有强烈的忧患意识,居安思危,以史鉴今,政治成熟.把必须做的事情迟早做,例如安居.要了解历史上政权的不稳定性.计划要周全,不能一厢情愿,也不能相信小概率事件.&amp;&amp;不求虚名,只求实利.天恩难测,惟实力可恃.&amp;&amp;饮食:戒糖,吃水果,肉,蛋白质.&amp;&amp;吃的和心情直接相关,all disease begins in the guts.在嘉旺吃的黑椒鸡排+奶茶,糖超标,鸡排是炸的,咖啡因刺激神经&amp;&amp; People love sugar(quick satisfaction),ceril早餐吃蛋糕,dunkin donuts.对面的client service下午都吃糖,累的时候吃糖马上就会得到立即的能量提升.人只在意短期满足而不是长期.所以用咖啡和糖来刺激大脑.糖造成血糖波动,影响情绪.&amp;&amp;早茶的地方少吃米饭/肠粉,而吃肉和蛋白,不要吃到撑.前段时间消化出了问题(今天消化不错,没问题).&amp;&amp; 华人由于饮食习惯和历史贫困,吃主食多,面多.这种high carb造成血糖波动,对情绪副作用极大.厂家利用人的短期满足追求来卖糖.这是个万亿industry.&amp;&amp;cut social media addiction.(wechat,weibo) &amp;&amp;上午去walmart买鸡腿.停车场,一个疯婆娘倒车根本不看倒镜,差点被撞到,一旦被撞到损失时间和钱,中国人有车的时间短,不会开,也没有交通意识.吸烟+素质问题,远离.现在在国内属于退步,没有利用我的best alternative.靠污染环境发展经济,交通堵塞,关注饮食健康的人少.野蛮发展,缺少远见.个体迅速膨胀,素质低,互信差.频繁装修(噪音污染),外部不停改造(修路,拆桥,一刻不停) &amp;&amp;今天感觉身体比较弱.</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10">
          <table:table-cell table:style-name="ce1" office:value-type="date" office:date-value="2019-01-10" calcext:value-type="date">
            <text:p>1/10/2019</text:p>
          </table:table-cell>
          <table:table-cell table:style-name="ce2" office:value-type="float" office:value="4" calcext:value-type="float">
            <text:p>4</text:p>
          </table:table-cell>
          <table:table-cell table:style-name="ce3" office:value-type="string" calcext:value-type="string">
            <text:p>昨天9点睡到早晨7点,保持充足睡眠很重要.昨天韩语学的有进步,听力有进步.方法是先慢听iyagi series, 0.5x速度,学习所有单词,然后加快速度,直到全部听懂为止.wechat时间控制在晚上,晚六点之前不接受发送任何信息.没有basis.晚上9点睡觉,好处颇多.不断自我洗脑,用incentive机制不断激励自己前行.&amp;&amp;这段时间语言水平进步颇快,达到了要求,要继续保持这种.日语每天的听力帮助很大,以前的韩文打卡也很有帮助.每天背单词,听力,之类.糖类都用水果补充.利用看自己有兴趣的东西学习语言,语言掌握越多生活的utility越高,可以胜过在不同的世界.&amp;&amp;关注健康相关事情.这几天生病获得的新知识包括,少吃主食(已经减肥了).蛋白质和脂肪代替碳水.&amp;&amp;语言主要练读和听.&amp;&amp;Affordability,society has to afford your choices. 中国社会没法支撑上层对食品安全的需求,大多数人还没有钱到还没到在意这个的程度.大部分人都go for short term satisfaction-&gt;crave sugar,公司为了盈利,没有incentive lower sugar.政府为了收税,也因为拿了食品行业的钱也不不会有做为,导致大量的食品含糖超标,因为卖的好.麦当劳,可乐这些垃圾食品公司长期赚钱,人们吃了垃圾食品会导致糖尿病和各种健康问题,可是政府毫无作为.&amp;&amp; Medicine&amp;food are big industries.&amp;&amp;医生的厚黑学.医生只锯箭不取箭,不完全治病才会一直有用.&amp;&amp; 阶段性走姿结束.走了150左右,168左右的港币.这些港币要全部美金化wash.上午去blt买的澳洲牛排和鸡蛋(70)中午吃的炒牛肉+水煮西兰花.<text:span text:style-name="T20">严防H中国询问汇款原因.大陆:说还钱给朋友,朋友指定的账户,不认识是谁,如果问朋友在哪?在香港,然后让H给于先生打电话,说暂时没有他的电话(拖时间).然后跟于通气.严防香港H询问收款原因:说朋友还钱.</text:span><text:span text:style-name="T21">汇丰深圳现在有一定风险,因为4天走了45个.每天在上面要有消费(施小信而大诈逞),这一段先结束.下一步是变美金.</text:span></text:p>
          </table:table-cell>
          <table:table-cell office:value-type="float" office:value="70" calcext:value-type="float">
            <text:p>70</text:p>
          </table:table-cell>
          <table:table-cell/>
          <table:table-cell office:value-type="string" calcext:value-type="string">
            <text:p>self</text:p>
          </table:table-cell>
          <table:table-cell office:value-type="string" calcext:value-type="string">
            <text:p>sz</text:p>
          </table:table-cell>
          <table:table-cell office:value-type="float" office:value="20" calcext:value-type="float">
            <text:p>20</text:p>
          </table:table-cell>
          <table:table-cell table:number-columns-repeated="1016"/>
        </table:table-row>
        <table:table-row table:style-name="ro11">
          <table:table-cell table:style-name="ce1" office:value-type="date" office:date-value="2019-01-11" calcext:value-type="date">
            <text:p>1/11/2019</text:p>
          </table:table-cell>
          <table:table-cell table:style-name="ce2" office:value-type="float" office:value="5" calcext:value-type="float">
            <text:p>5</text:p>
          </table:table-cell>
          <table:table-cell table:style-name="ce3" office:value-type="string" calcext:value-type="string">
            <text:p>走姿暂停.基本达到预定目标.昨天晚上吃的土豆泥和沙拉.晚上这么吃健康.课上还有人说喜欢北京.蠢人真多.对蠢人,要绷,欺而有功.昨天穿夹克出门,到处人都让路,走路变得容易.要让生活变得容易,显得深不可测,不可侵犯,否则就会向沃尔玛/HK那样,撞你,占你便宜. 中国人喜欢跟风,创新意识较差,快手上都是一样的评论.整个亚洲都这样.总结1.到那哪穿得远好过一般人 2.不苟言笑,比他人反应少,面无表情,"绷"3.保持沉默,让对方紧张,己方保持冷静 4.现在也不飞飞机了.投资长期有用,不是fad的东西.5.语言学习自己占优势,认识很多人.学对自己生活/utility有帮助的事情.&amp;&amp;0.89走了150w.现阶段0.86.中午吃了牛肉,蔬菜,生洋葱(88),加点蒜就更好了.米饭只吃了一点.牛肉质量比昨天差远了.走姿暂时停止,这一段太频繁.汇丰的账户一定要频繁使用,这样才能增加credibility.碳水减少了以后mood swing减少.完全cut了white bread.&amp;&amp;从kelly那拿到citi信用卡.给了她100红包, keep住她的incentive.</text:p>
          </table:table-cell>
          <table:table-cell office:value-type="float" office:value="88" calcext:value-type="float">
            <text:p>88</text:p>
          </table:table-cell>
          <table:table-cell table:number-columns-repeated="1020"/>
        </table:table-row>
        <table:table-row table:style-name="ro12">
          <table:table-cell table:style-name="ce1" office:value-type="date" office:date-value="2019-01-12" calcext:value-type="date">
            <text:p>1/12/2019</text:p>
          </table:table-cell>
          <table:table-cell table:style-name="ce2" office:value-type="float" office:value="6" calcext:value-type="float">
            <text:p>6</text:p>
          </table:table-cell>
          <table:table-cell table:style-name="ce3" office:value-type="string" calcext:value-type="string">
            <text:p>最近运动得少,睡眠一般,1点醒了一会.周二去游泳当时还没好,今天鼻涕才少了点.还是持续多喝水.下午去广州拿眼镜.今天是重污染.这几天学到的: 1.多洗手 2.减少主食, 只吃健康的主食 3.不吃面包/pastry.4.多喝水 5.洗床单,被套,枕套(2008年经验) 今天重度污染,走姿是明智的. 外面还有很多人抽烟,活动, 不在意自己健康的人这么多, 怎么指望餐厅/zf对这些人负责. 中午吃的鸡.</text:p>
          </table:table-cell>
          <table:table-cell table:number-columns-repeated="4"/>
          <table:table-cell office:value-type="string" calcext:value-type="string">
            <text:p>雾霾</text:p>
          </table:table-cell>
          <table:table-cell table:number-columns-repeated="1016"/>
        </table:table-row>
        <table:table-row table:style-name="ro13">
          <table:table-cell table:style-name="ce1" office:value-type="date" office:date-value="2019-01-13" calcext:value-type="date">
            <text:p>1/13/2019</text:p>
          </table:table-cell>
          <table:table-cell table:style-name="ce2" office:value-type="float" office:value="7" calcext:value-type="float">
            <text:p>7</text:p>
          </table:table-cell>
          <table:table-cell table:style-name="ce3" office:value-type="string" calcext:value-type="string">
            <text:p>1/14补记.上午沃尔玛.中午bake三文鱼,12分钟,和生洋葱,蒜一起吃,很好.下次试着买羊腿烤串.下午上课.AP空气流通差,感冒细菌多.晚上因为头痛吃了拉面,给大脑迅速补充能量,第二天早晨拉肚,说明不干净,远远没有面点王干净,这个地方不能去.之后喝了奶, 状态还可.A家有人生病,回中山. Y offer糖吃,这些都是good sign.找个借口换个座位.其他丑人多作怪的,绷,不理睬就可以.不需要回应和互动.对于这些人,有架子,不苟言笑,欺而有功.下意识觉得好的可以接触.问问题要不耻下问,不要不懂装懂.做学问就是要虚心,严禁,中国人不敢问问题,而且喜欢不懂装懂,就是东郭先生,滥竽充数,还死好面子.这些都看在眼里,离远点,跟产生utility的人多接触.</text:p>
          </table:table-cell>
          <table:table-cell office:value-type="float" office:value="150" calcext:value-type="float">
            <text:p>150</text:p>
          </table:table-cell>
          <table:table-cell table:number-columns-repeated="4"/>
          <table:table-cell office:value-type="float" office:value="67.5" calcext:value-type="float">
            <text:p>67.5</text:p>
          </table:table-cell>
          <table:table-cell table:number-columns-repeated="1015"/>
        </table:table-row>
        <table:table-row table:style-name="ro14">
          <table:table-cell table:style-name="ce1" office:value-type="date" office:date-value="2019-01-14" calcext:value-type="date">
            <text:p>1/14/2019</text:p>
          </table:table-cell>
          <table:table-cell table:style-name="ce2" office:value-type="float" office:value="1" calcext:value-type="float">
            <text:p>1</text:p>
          </table:table-cell>
          <table:table-cell table:style-name="ce3" office:value-type="string" calcext:value-type="string">
            <text:p>看T2的class compo,构成好,可以上,构成不好,转成VIP班,尽快消费完课时.现在问为时尚早.但是转成VIP对他们来说是additional work,不一定同意.所以大概率要一直上完.过年前要完成screener,对最大的成分股进行建仓和spread.2019还是多旅游.就不存在在家呆着的问题.现在要开始计划过段时间.如何max out你现有的圈子,结识新的圈子, revive旧的圈子, 这都是需要做的.Avoid carb crash in the day - breakfast and lunch, don't eat carbs,let body run on fat,dinner-eat some carbs, contributes to better sleep.Body burns fat thruout the day. 中午在广州体育西吃的牛腩煲, 把眼镜取回来.跟wayne聊了聊,回来开车眼睛累. &amp;&amp;没吃主食, 所以下午开车不困, 就是车里热(人多喘气不通风).定期消毒车.花城汇底下底下停车便宜, 可以停那.打车到别的地方.污染厉害,痰多.</text:p>
          </table:table-cell>
          <table:table-cell office:value-type="float" office:value="300" calcext:value-type="float">
            <text:p>300</text:p>
          </table:table-cell>
          <table:table-cell office:value-type="float" office:value="200" calcext:value-type="float">
            <text:p>200</text:p>
          </table:table-cell>
          <table:table-cell office:value-type="string" calcext:value-type="string">
            <text:p>wayne</text:p>
          </table:table-cell>
          <table:table-cell office:value-type="string" calcext:value-type="string">
            <text:p>gz</text:p>
          </table:table-cell>
          <table:table-cell office:value-type="string" calcext:value-type="string">
            <text:p>雾霾</text:p>
          </table:table-cell>
          <table:table-cell office:value-type="float" office:value="68" calcext:value-type="float">
            <text:p>68</text:p>
          </table:table-cell>
          <table:table-cell office:value-type="string" calcext:value-type="string">
            <text:p>没有carb crash</text:p>
          </table:table-cell>
          <table:table-cell table:number-columns-repeated="1014"/>
        </table:table-row>
        <table:table-row table:style-name="ro15">
          <table:table-cell table:style-name="ce1" office:value-type="date" office:date-value="2019-01-15" calcext:value-type="date">
            <text:p>1/15/2019</text:p>
          </table:table-cell>
          <table:table-cell table:style-name="ce2" office:value-type="float" office:value="2" calcext:value-type="float">
            <text:p>2</text:p>
          </table:table-cell>
          <table:table-cell table:style-name="ce3" office:value-type="string" calcext:value-type="string">
            <text:p>刚才看了人人网.跟很多人聊过,没啥用.好好发展技能才是王道.时过境迁,现在没人再用校内了,事情总是昙花一现,从以前的msn到校内到wechat,实力+谋身才是王道.一直在反省这六年来都做了什么.跟2013年1月份比.自己会了编程Java, R,每天都在用自己的编的tool.会了git,保存程序.测试了各种各样的交易策略,最后决定是小仓位,多持股,多spread,mDev yDev.昨天聊到董建华,不懂断箭法,刚有解决房地产问题的念头,房价大跌,自己被迫辞职.(岳飞,于谦,都是拔箭遭致杀身之祸).补锅法就是把事情夸张化,让人意识到问题很严重,再往有利的方向引导.保险的销售手法.医生也常用断箭法,治标不治本,这样病人才能源源不断,而且还感谢医生.2018年研究了心理学,易,厚黑学.&amp;&amp;去广州配眼镜告一段落.&amp;&amp;wayne对于杠杆一无所知,怀有憧憬,不了解杠杆的危险性,一直提深圳湾一号,总是往这个上面拽话题. &amp;&amp;香港的仓库要清空/换一个更小的,把东西扔掉,找个晚上,扔外面,其他的带回大陆,找一个搬家公司给运回来,已经花了4万在仓库上,里面家具的价值只有5000.&amp;&amp;缺点:1.喝酒 2.学校烂 3.拜金 4.缺乏一致性稳定性 5.高消费 6.虚荣,晒礼物 7.隐瞒民系(冒充) 8.隐瞒学校.9.不靠谱 &amp;&amp;想想哪个时候自己最单纯,骗子最少.加拿大时期,当时对车,房都没追求,相对简单,&amp;&amp;临走前,取消海南手机,香港手机(每月300).清空迷你仓(每年1w).&amp;&amp;继续强化交易的核心优势,精益求精.&amp;&amp;迷你仓:有价值的拿回深圳.家具类的全部扔掉. &amp;&amp;slow down, be as slow as possible, 能让的人都让.&amp;&amp;晚上有心情波动,晚上吃的土豆泥,现在在喝奶,原因跟手机addiction有关.Cut tomorrow cell usage by 90%.&amp;&amp;黄木岗立交1月29到2月19拆.准备开车去海口.定23号,周三不当不正人少. 晚上不走,因为大货车普遍超速,晚上检查的少.晚上酒驾,疲劳的多,circadian rythm使然.周末天亮开.周二周三比较安全,车少,白天开,没人.7点开到中午, 到湛江休息. 第二天早晨在开. 避免午饭后开, 有困倦的人.晚上更不能开. 在惠州被撞的时候是周末,别忘了,这些人周末才有时间,避开他们.选在工作日2,3这个时候比较靠谱,大部分人要做事.去年7月8和11月25两次被撞都是周日,新手上路+夜车酒驾,很危险.以后:工作日早晨驾驶,过了中午不驾驶.晚上绝对不开.6点左右走,天亮之前出城,天亮以后上高速.&amp;&amp;AP后面yuki又咳嗽,病菌太多.所以不天天expose那个环境是正确的.</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阴</text:p>
          </table:table-cell>
          <table:table-cell office:value-type="float" office:value="68" calcext:value-type="float">
            <text:p>68</text:p>
          </table:table-cell>
          <table:table-cell table:number-columns-repeated="1015"/>
        </table:table-row>
        <table:table-row table:style-name="ro16">
          <table:table-cell table:style-name="ce1" office:value-type="date" office:date-value="2019-01-16" calcext:value-type="date">
            <text:p>1/16/2019</text:p>
          </table:table-cell>
          <table:table-cell table:style-name="ce2" office:value-type="float" office:value="3" calcext:value-type="float">
            <text:p>3</text:p>
          </table:table-cell>
          <table:table-cell table:style-name="ce3" office:value-type="string" calcext:value-type="string">
            <text:p>昨晚睡眠较好.睡前要喝奶,一直睡到早6.决定下周3走,上午开半天,相对安全,先到湛江住一晚.When to load delta: ytd movement was counter yDev. Trading yDev would catch most of the big moves and avoid big losses.This is the effective method to outperform market in long run. &amp;&amp;walmart(100),中午鸡汤.Larry最近消失,从12月27周四那次大跌被摧毁意志,再没出现过.饮食:一直保持日内low carb,用红薯代替米饭.到了海南先恢复海香会员.再滑冰.看到AP王的朋友圈,说消费使人快乐,SZ这边拜金+丝毫无羞耻心/觉得深圳湾一号好.&amp;&amp;我反正在四季,你爱来不来.不去浪费时间迎合别人的schedule(有尤其对于习惯性放鸽子的人有用).己方定时间和地点.对方只有迎合的份.这样不至于导致16年的种种不愉快.&amp;&amp;晚上ari放鸽子(一直不可靠),所以跟wayne在四季见面,皇庭吃巴蜀川菜,深圳湾散步.回家路上看到超速,行人闯红灯差点被撞.9点多,十分危险.醉酒的多.(晚上开车事故概率)</text:p>
          </table:table-cell>
          <table:table-cell office:value-type="float" office:value="100" calcext:value-type="float">
            <text:p>100</text:p>
          </table:table-cell>
          <table:table-cell/>
          <table:table-cell office:value-type="string" calcext:value-type="string">
            <text:p>wayne</text:p>
          </table:table-cell>
          <table:table-cell office:value-type="string" calcext:value-type="string">
            <text:p>sz</text:p>
          </table:table-cell>
          <table:table-cell/>
          <table:table-cell office:value-type="float" office:value="68" calcext:value-type="float">
            <text:p>68</text:p>
          </table:table-cell>
          <table:table-cell table:number-columns-repeated="1015"/>
        </table:table-row>
        <table:table-row table:style-name="ro17">
          <table:table-cell table:style-name="ce1" office:value-type="date" office:date-value="2019-01-17" calcext:value-type="date">
            <text:p>1/17/2019</text:p>
          </table:table-cell>
          <table:table-cell table:style-name="ce2" office:value-type="float" office:value="4" calcext:value-type="float">
            <text:p>4</text:p>
          </table:table-cell>
          <table:table-cell table:style-name="ce3" office:value-type="string" calcext:value-type="string">
            <text:p>体重保持在67.回到13年夏天的状态.昨晚吃了川菜,感觉消化系统不干净.油差.去香港买油.带到海口.冰箱里的坚果(杏仁,松子仁,榛子,花生米),干货都拿过去.周六让人代购橄榄油和蜂蜜和胡椒,带到海南.&amp;&amp;以前早晨吃很多面包,必须出去运动增加dopamine,不然就会sugar crash,心情跟吃的东西有关,吃的越甜越完蛋.多喝水,昨天游泳前喝水润肺.早晨不喝奶,糖多.carb只晚上吃,让血糖变换在睡眠中完成,白天碳水吃水果和蔬菜.&amp;&amp;中午炒牛肉,橄榄油,盐,胡椒,一直把汁水炒没了,跟洋葱和蒜一起吃就可以(今天忘了).整个医疗行业用的都是断箭补锅.治标不治本,让人一直生病,养活了化疗行业,病人花了钱还感谢医生,这些只能知道不能说.大部分人都是追求短期满足,这催生了所有食物都放糖,这样才能卖的多,zf不管.医疗/食品行业都靠这个活着.现在完全不吃面包对面包行业毫无益处.身体好了,没人获利,只有生病的时候,才有人赚钱,阴谋所在.</text:p>
          </table:table-cell>
          <table:table-cell table:number-columns-repeated="2"/>
          <table:table-cell office:value-type="string" calcext:value-type="string">
            <text:p>self</text:p>
          </table:table-cell>
          <table:table-cell table:number-columns-repeated="2"/>
          <table:table-cell office:value-type="float" office:value="67.1" calcext:value-type="float">
            <text:p>67.1</text:p>
          </table:table-cell>
          <table:table-cell table:number-columns-repeated="1015"/>
        </table:table-row>
        <table:table-row table:style-name="ro18">
          <table:table-cell table:style-name="ce1" office:value-type="date" office:date-value="2019-01-18" calcext:value-type="date">
            <text:p>1/18/2019</text:p>
          </table:table-cell>
          <table:table-cell table:style-name="ce2" office:value-type="float" office:value="5" calcext:value-type="float">
            <text:p>5</text:p>
          </table:table-cell>
          <table:table-cell table:style-name="ce3" office:value-type="string" calcext:value-type="string">
            <text:p>不靠谱的人,权术制之.今天起来感觉干净,没有昨早川菜造成的油腻感.1.不改变自己的时间规划,别人只可以fit in schedule, narrow window.拖之,婉拒之.&amp;&amp;深圳到处修路,处处不便,浮躁,一刻都闲不闲来.拆黄木岗立交,到处拆楼建楼.&amp;&amp;刚才看了winston的doc(stay awesome china),北上广深:北京艺术氛围,反抗意识.上海商业氛围,直播. 深圳,电子行业,广州:没什么拿得出手的.直播业:整容,电子手段欺骗性呈现,night owl性格类型:无自律,无良好教育,晚睡,抽烟喝酒,拖延症,责任心低,seek novelty,咖啡因成瘾,不稳定.好处:有创造力,对新事物有见解,有偏才.这些不适合委以重任,不适合走得太近.对于night owl型,迟到/放鸽子/神出鬼没的人.权术御之:1.只分配零碎时间,己方作息时间内安排会面,不抽大块时间,保持忙碌形象 2.以不变应万变,保持不动,不把自己置于被动境地 3.杀锋芒,拒绝,拖之 4.保持信息不对称 5.增加对方investment,增加其情绪投入 6.不invest,不投入时间/精力/钱,不接送 7.compliance stacking(规定时间地点,让对方长距离跋涉)8.不露喜怒,深不可测 9.保持距离.千里钓之,用饵诱杀之 &amp;&amp;己有所欲,别人才有机可乘.17年,自己弱点多,才会被利用.骗子一定是有你想要的东西才会得手.人多,流动性大,每个人骗一次就够了.&amp;&amp;污染:底层政府为了GDP,放弃环境.环境是public good定会被滥用 &amp;&amp;那些经历过泡沫破裂的国家人会对投资观点更成熟,这个地方的人被洗脑式的灌输.&amp;&amp;13年在北京,开奔驰,都让路,19年,穿着好,无人挡路+服务态度好,跟开宾利,让路率高一样.别人觉得深不可测,不敢冒这个风险跟你对垒,觉得没胜算,下意识就绕道了.穿得邋邋遢遢就在香港被撞(2次),深圳被撞(1次).到哪都overdress,不透信息.李宗吾:空:讲话空,绷:对于社会,下级,保持绷,外表赫然人物,不苟言笑,人近非犯则篡,凶:无所不用其极,聋:不理批评,密:做事密不透风.&amp;&amp;开车慢真是好.想快反而慢,慢慢悠悠反而最快,而且省油,丝毫不紧张,明白了这个道理.众见其利者,非利也.众见其害者,或利也.</text:p>
          </table:table-cell>
          <table:table-cell table:number-columns-repeated="2"/>
          <table:table-cell office:value-type="string" calcext:value-type="string">
            <text:p>self</text:p>
          </table:table-cell>
          <table:table-cell table:number-columns-repeated="1018"/>
        </table:table-row>
        <table:table-row table:style-name="ro19">
          <table:table-cell table:style-name="ce1" office:value-type="date" office:date-value="2019-01-19" calcext:value-type="date">
            <text:p>1/19/2019</text:p>
          </table:table-cell>
          <table:table-cell table:style-name="ce2" office:value-type="float" office:value="6" calcext:value-type="float">
            <text:p>6</text:p>
          </table:table-cell>
          <table:table-cell table:style-name="ce3" office:value-type="string" calcext:value-type="string">
            <text:p>上午沃尔玛,买三文鱼和牛肉.中午三文鱼+葱蒜.下午四季.听钢琴可以闭眼睛冥想.慢可以战胜快,弱胜强.晚上洗车.雾霾严重.想去游泳泳池雾霾太重.刚去pool就出来了, 后来去洗澡然后听钢琴. 很享受.</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雾霾</text:p>
          </table:table-cell>
          <table:table-cell office:value-type="float" office:value="67" calcext:value-type="float">
            <text:p>67</text:p>
          </table:table-cell>
          <table:table-cell table:number-columns-repeated="1015"/>
        </table:table-row>
        <table:table-row table:style-name="ro20">
          <table:table-cell table:style-name="ce1" office:value-type="date" office:date-value="2019-01-20" calcext:value-type="date">
            <text:p>1/20/2019</text:p>
          </table:table-cell>
          <table:table-cell table:style-name="ce2" office:value-type="float" office:value="7" calcext:value-type="float">
            <text:p>7</text:p>
          </table:table-cell>
          <table:table-cell table:style-name="ce3" office:value-type="string" calcext:value-type="string">
            <text:p>韩语T1毕业.上午买了鸡,炖的鸡汤, 鸡汤没啥味道,就是姜汤的味.晚上华强北面点王吃大排面,吃完就不头疼了, 给脑袋直接补充葡萄糖. </text:p>
          </table:table-cell>
          <table:table-cell table:formula="of:=100+30" office:value-type="float" office:value="130" calcext:value-type="float">
            <text:p>1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小雾霾</text:p>
          </table:table-cell>
          <table:table-cell office:value-type="float" office:value="67" calcext:value-type="float">
            <text:p>67</text:p>
          </table:table-cell>
          <table:table-cell table:number-columns-repeated="1015"/>
        </table:table-row>
        <table:table-row table:style-name="ro21">
          <table:table-cell table:style-name="ce1" office:value-type="date" office:date-value="2019-01-21" calcext:value-type="date">
            <text:p>1/21/2019</text:p>
          </table:table-cell>
          <table:table-cell table:style-name="ce2" office:value-type="float" office:value="1" calcext:value-type="float">
            <text:p>1</text:p>
          </table:table-cell>
          <table:table-cell table:style-name="ce3" office:value-type="string" calcext:value-type="string">
            <text:p>今天早晨离开深圳,到顺德.明天早晨开车到徐闻. 加油200,高速公路费1000, 中午在香云轩吃饭120,住酒店750.车速慢,危险少.香云轩素质差,抽烟多,吃的不爽.吃的牛仔骨,排骨饭,生菜,紫菜卷难吃,一点都不便宜.早晨2个鸡蛋.明天到海口.顺德这边污染比深圳厉害,明早速走.酒店里都灰很大. 这个房型没什么人住,因为贵.(750),都赶上湛江喜来登的费用了.晚上早点休息.明天一早出发. 这灰大,一直有痰,在外面住就有这个问题. 灰尘没有incentive处理,就是宰一次客.空气质量这么差,还不如直接飞海口,空气里都是灰. (1.27补记:这天状态不好,主要前一天的social media activity和珠三角的脏,1.直接开出珠三角,到污染小的地方 2.social media控制时间,状态:先隐身,一个月后公布)</text:p>
          </table:table-cell>
          <table:table-cell table:formula="of:=1200+120+750" office:value-type="float" office:value="2070" calcext:value-type="float">
            <text:p>2070</text:p>
          </table:table-cell>
          <table:table-cell office:value-type="float" office:value="0" calcext:value-type="float">
            <text:p>0</text:p>
          </table:table-cell>
          <table:table-cell office:value-type="string" calcext:value-type="string">
            <text:p>self</text:p>
          </table:table-cell>
          <table:table-cell office:value-type="string" calcext:value-type="string">
            <text:p>顺德</text:p>
          </table:table-cell>
          <table:table-cell office:value-type="string" calcext:value-type="string">
            <text:p>小雾霾</text:p>
          </table:table-cell>
          <table:table-cell office:value-type="float" office:value="67" calcext:value-type="float">
            <text:p>67</text:p>
          </table:table-cell>
          <table:table-cell office:value-type="string" calcext:value-type="string">
            <text:p>珠三角:没有灵魂</text:p>
          </table:table-cell>
          <table:table-cell table:style-name="ce3"/>
          <table:table-cell table:number-columns-repeated="1013"/>
        </table:table-row>
        <table:table-row table:style-name="ro22">
          <table:table-cell table:style-name="ce1" office:value-type="date" office:date-value="2019-01-22" calcext:value-type="date">
            <text:p>1/22/2019</text:p>
          </table:table-cell>
          <table:table-cell table:style-name="ce2" office:value-type="float" office:value="2" calcext:value-type="float">
            <text:p>2</text:p>
          </table:table-cell>
          <table:table-cell table:style-name="ce3" office:value-type="string" calcext:value-type="string">
            <text:p>早晨5:21.昨天晚上难熬的一夜. 折射出很多生活习惯问题,积累至此. 1.social network滥用,造成成瘾.这个要杜绝.降低活跃度.时间控制,活跃度控制.在微信上时间太长 2.站立时间不够, 以后要能站不坐. 顺德:完全商业化, 丝毫没人情味, 房间灰大,要求换房间,重新加钱.不但以后不来这个酒店,整个顺德都不来. 珠三角环线污染厉害. 人无灵魂拜金达到极点. 居住质量很低. 晚上一直心跳不正常. 3.这段时间运动不够. 4.最近经常头疼.跟使用电子产品过多有关.到海口要把电子产品的使用压缩到晚上. 4.走路要挺胸抬头,对情绪都正面影响. 5.闭眼倒着走, 金鸡独立都不错. 6.昨晚6点头脑完全不管用, 不能思维. 7.昨天中午饭也被宰了,4个要了120. 珠三角这种劣质的拜金文化赶紧逃离. 8.这次对顺德留下了深刻的印象. 对于污染,拜金,无灵魂,金钱至上都有了深刻的体会.在酒店也是完全被宰.9.珠三角是个垃圾地方,赶快走.10.从昨天checkin(中午)到6点事发生了怎样的变化? 餐厅烟味大, 没有折扣, 前台素质低, 回到房间,灰大,5点到6点睡了一觉,起来就觉得看不见东西. 这地方风水也不行. 加油200.中午在雷州吃的42街.3点到4:30在船上. 这时候帮助了老人,借人笔,让座,这些都是随时要做的积德行善的事情.</text:p>
          </table:table-cell>
          <table:table-cell table:formula="of:=200+40" office:value-type="float" office:value="240" calcext:value-type="float">
            <text:p>240</text:p>
          </table:table-cell>
          <table:table-cell office:value-type="float" office:value="0" calcext:value-type="float">
            <text:p>0</text:p>
          </table:table-cell>
          <table:table-cell office:value-type="string" calcext:value-type="string">
            <text:p>self</text:p>
          </table:table-cell>
          <table:table-cell office:value-type="string" calcext:value-type="string">
            <text:p>深圳到海口</text:p>
          </table:table-cell>
          <table:table-cell office:value-type="string" calcext:value-type="string">
            <text:p>阳江没有雾霾,湛江雾霾.</text:p>
          </table:table-cell>
          <table:table-cell office:value-type="float" office:value="67" calcext:value-type="float">
            <text:p>67</text:p>
          </table:table-cell>
          <table:table-cell office:value-type="string" calcext:value-type="string">
            <text:p>积德行善</text:p>
          </table:table-cell>
          <table:table-cell table:style-name="ce3" office:value-type="string" calcext:value-type="string">
            <text:p>中午:牛腩饭(服务区),晚上:家里喝粥</text:p>
          </table:table-cell>
          <table:table-cell office:value-type="string" calcext:value-type="string">
            <text:p>self深圳到海口</text:p>
          </table:table-cell>
          <table:table-cell table:number-columns-repeated="1012"/>
        </table:table-row>
        <table:table-row table:style-name="ro23">
          <table:table-cell table:style-name="ce1" office:value-type="date" office:date-value="2019-01-23" calcext:value-type="date">
            <text:p>1/23/2019</text:p>
          </table:table-cell>
          <table:table-cell table:style-name="ce2" office:value-type="float" office:value="3" calcext:value-type="float">
            <text:p>3</text:p>
          </table:table-cell>
          <table:table-cell table:style-name="ce3" office:value-type="string" calcext:value-type="string">
            <text:p>早晨看了日文视频,要跟上不要落后.尤其词汇语法要吃透.在海口,电子产品只晚上用,全部戒除.跟去年比,视力退步, 耳鸣, 没有去年4月份离开海南的时候身体好.5月在山东感冒了一次, 今年一月感冒一次, 21日顺德也是一次恶劣经历(无需多提,再不去即可).在海口多做饭,多在海南四处走走.1.cut social network addiction(电子产品成瘾),limit to night. 海口注意饮食.少在外面吃,自己做饭. 2.休息眼睛.&amp;&amp;下午转了一圈,海大, 日月,兴趣索然,跟去年已经产生了变化,现在变得有针对性. Ptf: make sure short world wide ptf. Put on: energy, FX, ETF, vol, the widely you are spread, the better you are to reap off the benefits of div.</text:p>
          </table:table-cell>
          <table:table-cell table:number-columns-repeated="2" office:value-type="float" office:value="0" calcext:value-type="float">
            <text:p>0</text:p>
          </table:table-cell>
          <table:table-cell office:value-type="string" calcext:value-type="string">
            <text:p>jack</text:p>
          </table:table-cell>
          <table:table-cell office:value-type="string" calcext:value-type="string">
            <text:p>海口</text:p>
          </table:table-cell>
          <table:table-cell office:value-type="string" calcext:value-type="string">
            <text:p>雾霾</text:p>
          </table:table-cell>
          <table:table-cell office:value-type="float" office:value="67.5" calcext:value-type="float">
            <text:p>67.5</text:p>
          </table:table-cell>
          <table:table-cell/>
          <table:table-cell table:style-name="ce3" office:value-type="string" calcext:value-type="string">
            <text:p>小鸡炖蘑菇</text:p>
          </table:table-cell>
          <table:table-cell table:number-columns-repeated="1013"/>
        </table:table-row>
        <table:table-row table:style-name="ro24">
          <table:table-cell table:style-name="ce1" office:value-type="date" office:date-value="2019-01-24" calcext:value-type="date">
            <text:p>1/24/2019</text:p>
          </table:table-cell>
          <table:table-cell table:style-name="ce2" office:value-type="float" office:value="4" calcext:value-type="float">
            <text:p>4</text:p>
          </table:table-cell>
          <table:table-cell table:style-name="ce3" office:value-type="string" calcext:value-type="string">
            <text:p>内地雾霾持续.幸亏逃了出来.什么事都是有第一机会做的时候一定做,越往后越被动.昨天今天海南全岛雾霾.为了缓解眼睛的strain,手机cut:早晨,晚上after 9.其余时候只用于地图. Don't be used as a tool.今天:买牛肉,中午炒肉片.西兰花.吃薯.多站立.以听为主,注意用眼.Social media:fb,xiaonei(renren), msn, msn space,wechat. Didn't yield any benefits/knowledge/long term. Replace food with real food,activity with real activity. Cut out processed food, cut out virtual network. <text:span text:style-name="T22">Negative activities</text:span><text:span text:style-name="T23">: wechat, streaming. </text:span><text:span text:style-name="T24">Positive activities</text:span><text:span text:style-name="T23">: 四季听钢琴, hangout with friends. cooking. Listening to Ted talks. Regulate online activity: 1.目的性 2.时间控制. &amp;&amp; Sam Vaknin论点: 社交网络是邪恶的,鼓励恶意行为(博取眼球),低能思维,黑白思维,自恋行为(自拍/自恋/gay翻倍),思维同质化.社交网络用途:定时间地点.应该做的事: 1.把每天社交网络时间固定,给自己和别人形成conditioning. 2.只用来邀约,不聊天 3.不看不发动态.&amp;&amp;学到的:1.做现实生活中的事情,远离电子产品.Prefer面对面,不做网上交谈.</text:span></text:p>
          </table:table-cell>
          <table:table-cell office:value-type="float" office:value="50" calcext:value-type="float">
            <text:p>50</text:p>
          </table:table-cell>
          <table:table-cell/>
          <table:table-cell office:value-type="string" calcext:value-type="string">
            <text:p>jack</text:p>
          </table:table-cell>
          <table:table-cell office:value-type="string" calcext:value-type="string">
            <text:p>海口</text:p>
          </table:table-cell>
          <table:table-cell table:number-columns-repeated="2"/>
          <table:table-cell office:value-type="string" calcext:value-type="string">
            <text:p>Cut social media</text:p>
          </table:table-cell>
          <table:table-cell table:style-name="ce3" office:value-type="string" calcext:value-type="string">
            <text:p>中午:牛肉(半斤),西兰花,红薯.</text:p>
          </table:table-cell>
          <table:table-cell table:number-columns-repeated="1013"/>
        </table:table-row>
        <table:table-row table:style-name="ro21">
          <table:table-cell table:style-name="ce1" office:value-type="date" office:date-value="2019-01-25" calcext:value-type="date">
            <text:p>1/25/2019</text:p>
          </table:table-cell>
          <table:table-cell table:style-name="ce2" office:value-type="float" office:value="5" calcext:value-type="float">
            <text:p>5</text:p>
          </table:table-cell>
          <table:table-cell table:style-name="ce3" office:value-type="string" calcext:value-type="string">
            <text:p>1.phone is a slot machine, people feel compelled to pull it. 2.constant fragmented attention will result permanent loss in attention 3.we bulldoze each other's attention left and right. It takes 23 minutes to re-focus attention after attention is lost. 4.the more external interruptions we receive externally, then more we train our brains to internally interrupt 5.conscious interruption needs to be by phone, block out unconscious interruption. 蜂蜜(288), coconut oil(75),pepper(30). Lunch:自制鱼香肉丝.(醋和糖1:1就ok) Dinner:炒豆角.在家里做饭cost远低于外面,而且健康,可以做到一样好吃.</text:p>
          </table:table-cell>
          <table:table-cell office:value-type="float" office:value="450" calcext:value-type="float">
            <text:p>4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office:value-type="string" calcext:value-type="string">
            <text:p>鱼香肉丝</text:p>
          </table:table-cell>
          <table:table-cell table:number-columns-repeated="1013"/>
        </table:table-row>
        <table:table-row table:style-name="ro25">
          <table:table-cell table:style-name="ce1" office:value-type="date" office:date-value="2019-01-26" calcext:value-type="date">
            <text:p>1/26/2019</text:p>
          </table:table-cell>
          <table:table-cell table:style-name="ce2" office:value-type="float" office:value="6" calcext:value-type="float">
            <text:p>6</text:p>
          </table:table-cell>
          <table:table-cell table:style-name="ce3" office:value-type="string" calcext:value-type="string">
            <text:p>周二到海口.这几天状态很好,一直自己做饭,感觉比较健康.比珠三角的感觉好多了.海口问题是物价太高,老百姓对外地人有抵触心理.现在对很多人+事情也能一眼看透,做自己喜欢的事.没有utility的人不主动接触. 绷字精要. 1.增加对方投资,不接送,对方到达指定地点 2.不主动 3.不分享 4.不改变计划,对方只能fit in schedule.办事办一半, 用断箭来保持优势,用补锅来制造感恩.5.不显露情绪,无论正面和负面.深不可测.在去年7月份撞车事故的处理中,各方面的处理达到了一个很高的层次.现在也能看出来低级和高级的处理方式.远离低层的价值观(例如拜金,愤怒,反社会,低级套路),崇尚高级的处事方式:1.复杂,捉摸不透,性格不可测 2.深刻的知识和思想 3.最高级的是正面思维,幸福感和满足感,强者情绪. 4.赫赫然,不可琢磨,不可侵犯 5.讲事情只模糊讲外围,不讲精要 6.保持礼貌,客气和距离感 7.不投资关系 8.少情感/情绪 9.unreact 10.不在任何低档次场合出现.包括低档的人的circle,chatgroup. 11.不跟愤怒的底层和弱者来往 12.高级别社交,靠绷.13.远离lowB/等级低的人: 情绪写在脸上,格局低,轻易被他人影响,OCD,可预测,任何瘾,网络依赖,不分场合长篇大论,嘴太碎,偏见深,知识水平低,拜金,聊车/房/股(层次较低),情绪负面状态,抱怨,拍马屁,追星(脑残),长得丑而没有魅力的,挣扎在温饱线上的,没有深厚背景,根基很浅的.<text:span text:style-name="T22">高段位:</text:span><text:span text:style-name="T25"> 看不出情绪,格局高,不多说,理性,没偏见,可讲道理,不喊叫,文化高,知识水平高,有思想体系,对生活有感悟,不聊低俗,聊文化,哲学,养生,文学,幸福感很深,行为有魅力,背景深厚,根基很深.</text:span><text:span text:style-name="T26">女人高段位</text:span><text:span text:style-name="T23">:温柔善良,有女人味,不慌不忙,性格好,幸福感强,情绪隐忍,顾大局. </text:span><text:span text:style-name="T24">男人高段位</text:span><text:span text:style-name="T23">:不露情绪,有男人味,慢,unreactive,聊大不聊小,聊高不聊低,如鱼得水,做人隐忍,有手腕,根基深,选择多,为人处事令人舒服无压力.</text:span></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smog</text:p>
          </table:table-cell>
          <table:table-cell table:number-columns-repeated="2"/>
          <table:table-cell table:style-name="ce3" office:value-type="string" calcext:value-type="string">
            <text:p>炒牛里脊肉.进步:炒两次,第二次爆锅,最后勾芡.</text:p>
          </table:table-cell>
          <table:table-cell table:number-columns-repeated="1013"/>
        </table:table-row>
        <table:table-row table:style-name="ro26">
          <table:table-cell table:style-name="ce1" office:value-type="date" office:date-value="2019-01-27" calcext:value-type="date">
            <text:p>1/27/2019</text:p>
          </table:table-cell>
          <table:table-cell table:style-name="ce2" office:value-type="float" office:value="7" calcext:value-type="float">
            <text:p>7</text:p>
          </table:table-cell>
          <table:table-cell table:style-name="ce3" office:value-type="string" calcext:value-type="string">
            <text:p>解决所有生活中的大问题,需要转回核心竞争力上.核心竞争力强大了,很多问题迎刃而解.核心竞争力提升:更多地点选择,接触更优秀的人,身体/心理健康提升,家庭困扰解决. 1.职业 2.Marriage/children.把资金活用,而不是消费,这样才能做大.淘汰所有固定支出,扩大固定收入.1.把HK迷你仓淘汰. (仓内价值远低于存储费用).招行的信用卡有年费,点数用完后淘汰之.2.没用的手机号淘汰,降成普通计划.3.保持自己做饭,更健康,实惠. &amp;&amp; 1.一次150g三文鱼即可,注意把白色脂肪切下,吸收不了. 2.炒肉菜烟大,有害健康,腌肉时不要放酱油,只放淀粉,盐,胡椒,注意戴口罩,多用烤箱 3.大润发停车方便,东西比远大新鲜,自助付款快. &amp;&amp; dopamine induced电子产品成瘾症:很多人已经深受影响,social media是个net negative的事情.但是他们意识不到.要在现实生活中做事,做饭,健身,和朋友见面.做实实在在的事情.</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table:table-cell office:value-type="string" calcext:value-type="string">
            <text:p>轻微雾霾</text:p>
          </table:table-cell>
          <table:table-cell office:value-type="float" office:value="66.9" calcext:value-type="float">
            <text:p>66.9</text:p>
          </table:table-cell>
          <table:table-cell office:value-type="string" calcext:value-type="string">
            <text:p>核心竞争力</text:p>
          </table:table-cell>
          <table:table-cell table:style-name="ce3" office:value-type="string" calcext:value-type="string">
            <text:p>中午:宫保鸡丁/烤三文鱼.三文鱼很成功,鸡丁没炒够.</text:p>
          </table:table-cell>
          <table:table-cell office:value-type="string" calcext:value-type="string">
            <text:p>lily北京来海口</text:p>
          </table:table-cell>
          <table:table-cell table:number-columns-repeated="1012"/>
        </table:table-row>
        <table:table-row table:style-name="ro27">
          <table:table-cell table:style-name="ce1" office:value-type="date" office:date-value="2019-01-28" calcext:value-type="date">
            <text:p>1/28/2019</text:p>
          </table:table-cell>
          <table:table-cell table:style-name="ce2" office:value-type="float" office:value="1" calcext:value-type="float">
            <text:p>1</text:p>
          </table:table-cell>
          <table:table-cell table:style-name="ce3" office:value-type="string" calcext:value-type="string">
            <text:p>昨晚休息质量一般,还做了噩梦.需要做的第一点是减少社交媒体exposure(一次,晚6点左右).这个时候短暂check email,wechat.与其每天check 150次手机,要把这段时间完全活用,让人形成feedback,只有晚上才会用手机.吸取这些年来诸多social media的教训,最后对自己没帮助.2001年chinaren校友录,2001-2009 MSN, 2007年人人,2012-present wechat.2005-Present FB,2016-2017直播.对我本人来讲,最重要的成就,包括学历,工作机会,交易研究,学习Java和R,和这些社交媒体都没关系.Build的relationship也毫无意义.2018年一年戒除了直播,断绝了negative utility的来源,短视频和bilibili和youtube大致上没有不稳定utility. 2019年 1.每天把social media时间<text:span text:style-name="T20">压缩到晚饭后</text:span><text:span text:style-name="T21"> 2.不为平台generate live feed, 去除时效性-&gt;变成记录 3.用教学视频代替社交网络,学各领域的知识. 4.发展多方面的兴趣,包括户外运动.加拿大户外运动多.5.禁止无脑互动,包括社交网络回复 6.不点赞,不评论 7.发信息都用语音,除非有些利益不相关的人,这些几个字即可 8.留很少availability给social media 9.拒绝无脑cult 10.贴近增加utility的东西,一是宠物,增加寿命. 11.delete linkedin account之后没有任何影响,节省了几百个小时. 12.禁止互动,主页,无脑pull lever的寻找多巴胺的行文. 去年禁了直播,今年禁wechat.&amp;&amp;学鸡蛋饼,酸辣汤,胡辣汤,韩国小菜,西班牙海鲜饭, 意大利lasagna, 匈牙利goulash, 俄罗斯罐牛,罐羊</text:span></text:p>
          </table:table-cell>
          <table:table-cell table:number-columns-repeated="2" office:value-type="float" office:value="0" calcext:value-type="float">
            <text:p>0</text:p>
          </table:table-cell>
          <table:table-cell office:value-type="string" calcext:value-type="string">
            <text:p>self</text:p>
          </table:table-cell>
          <table:table-cell/>
          <table:table-cell office:value-type="string" calcext:value-type="string">
            <text:p>好</text:p>
          </table:table-cell>
          <table:table-cell office:value-type="float" office:value="66.5" calcext:value-type="float">
            <text:p>66.5</text:p>
          </table:table-cell>
          <table:table-cell/>
          <table:table-cell table:style-name="ce3"/>
          <table:table-cell table:number-columns-repeated="1013"/>
        </table:table-row>
        <table:table-row table:style-name="ro28">
          <table:table-cell table:style-name="ce1" office:value-type="date" office:date-value="2019-01-29" calcext:value-type="date">
            <text:p>1/29/2019</text:p>
          </table:table-cell>
          <table:table-cell table:style-name="ce2" office:value-type="float" office:value="2" calcext:value-type="float">
            <text:p>2</text:p>
          </table:table-cell>
          <table:table-cell table:style-name="ce3" office:value-type="string" calcext:value-type="string">
            <text:p>把时间用在有意义的地方.1.学语言 2.学做饭,这个都是很好的conversation starter.刚看了lasagna的教程,肉是牛肉和猪肉碎+cheese和面,不值得卖的这个价格(100+),都不是真肉.</text:p>
          </table:table-cell>
          <table:table-cell table:number-columns-repeated="2" office:value-type="float" office:value="0" calcext:value-type="float">
            <text:p>0</text:p>
          </table:table-cell>
          <table:table-cell office:value-type="string" calcext:value-type="string">
            <text:p>self</text:p>
          </table:table-cell>
          <table:table-cell/>
          <table:table-cell office:value-type="string" calcext:value-type="string">
            <text:p>好</text:p>
          </table:table-cell>
          <table:table-cell office:value-type="float" office:value="66" calcext:value-type="float">
            <text:p>66</text:p>
          </table:table-cell>
          <table:table-cell/>
          <table:table-cell table:style-name="ce3"/>
          <table:table-cell table:number-columns-repeated="1013"/>
        </table:table-row>
        <table:table-row table:style-name="ro29">
          <table:table-cell table:style-name="ce1" office:value-type="date" office:date-value="2019-01-30" calcext:value-type="date">
            <text:p>1/30/2019</text:p>
          </table:table-cell>
          <table:table-cell table:style-name="ce2" office:value-type="float" office:value="3" calcext:value-type="float">
            <text:p>3</text:p>
          </table:table-cell>
          <table:table-cell table:style-name="ce3" office:value-type="string" calcext:value-type="string">
            <text:p>符合dev,T-1,前20&gt;O%的,加大仓位做T.EOD回到1/4仓.US没有什么大意义,没法经常trade.保持所有和dev一致就可以.继续做关于yDev/mDev的研究,看看哪个更加统计有效. <text:s/>&amp;&amp; 中午做了石锅拌饭的菜(西葫芦,木耳,黄瓜,胡萝卜,豆芽,辣椒),晚上做了鸡蛋饼(面粉+鸡蛋+水). &amp;&amp;前20&gt;Open+yDev+pmcoY这三个是重要参数. &amp;&amp;在精品超市买了橄榄油,</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f</text:p>
          </table:table-cell>
          <table:table-cell/>
          <table:table-cell office:value-type="string" calcext:value-type="string">
            <text:p>大好,没有雾霾</text:p>
          </table:table-cell>
          <table:table-cell office:value-type="float" office:value="66.5" calcext:value-type="float">
            <text:p>66.5</text:p>
          </table:table-cell>
          <table:table-cell/>
          <table:table-cell table:style-name="ce3" office:value-type="string" calcext:value-type="string">
            <text:p>厨艺上升</text:p>
          </table:table-cell>
          <table:table-cell table:number-columns-repeated="1013"/>
        </table:table-row>
        <table:table-row table:style-name="ro30">
          <table:table-cell table:style-name="ce1" office:value-type="date" office:date-value="2019-01-31" calcext:value-type="date">
            <text:p>1/31/2019</text:p>
          </table:table-cell>
          <table:table-cell table:style-name="ce2" office:value-type="float" office:value="4" calcext:value-type="float">
            <text:p>4</text:p>
          </table:table-cell>
          <table:table-cell table:style-name="ce3" office:value-type="string" calcext:value-type="string">
            <text:p>现在回想起温哥华年代跟现在比并没什么不同.自力更生,自我生存,韧劲坚韧才是王道.持续反省自己,什么对自己有用,什么造成了负面的影响.负面的,例如直播,在2017年年底已经eradicate, 社交媒体暂时是每天20分钟, 到最后会转成need based. 1.利用适当沉默 2.破处坏习惯方法 time limit+fixed use schedule+deregularization+replacement with other interests+delay usage+only use on computer not phone. 1.kill new notification 2.only do at specific time. &amp;&amp; persuasion: use mindless behavior. People act on scripts.提供原因可以增加compliance rate.&amp;&amp; Be mindful of feelings &amp; actions.(日语N3停课)</text:p>
          </table:table-cell>
          <table:table-cell table:number-columns-repeated="2" office:value-type="float" office:value="0" calcext:value-type="float">
            <text:p>0</text:p>
          </table:table-cell>
          <table:table-cell office:value-type="string" calcext:value-type="string">
            <text:p>self</text:p>
          </table:table-cell>
          <table:table-cell table:number-columns-repeated="2"/>
          <table:table-cell office:value-type="float" office:value="66.4" calcext:value-type="float">
            <text:p>66.4</text:p>
          </table:table-cell>
          <table:table-cell/>
          <table:table-cell table:style-name="ce3" office:value-type="string" calcext:value-type="string">
            <text:p>cut </text:p>
          </table:table-cell>
          <table:table-cell table:number-columns-repeated="1013"/>
        </table:table-row>
        <table:table-row table:style-name="ro31">
          <table:table-cell table:style-name="ce1" office:value-type="date" office:date-value="2019-02-01" calcext:value-type="date">
            <text:p>2/1/2019</text:p>
          </table:table-cell>
          <table:table-cell table:style-name="ce2" office:value-type="float" office:value="5" calcext:value-type="float">
            <text:p>5</text:p>
          </table:table-cell>
          <table:table-cell table:style-name="ce3" office:value-type="string" calcext:value-type="string">
            <text:p>1.防二手烟.200m中国人在21th世纪die of smoking. 2.去除无关紧要的人,防止负面影响,尤其如果造成负面rumination,负面reinforcement,切断源头, 拒绝投入investment,拒绝对自己控制不了的习惯的上瘾 -&gt;这个会造成mood swing,helplessness,rumination.对一个object exposure太多-&gt;results in addiction.打卡/每天提交听力,这个会形成习惯,会对feedback成瘾,没有feedback会造成失落,和负面情绪.所以:1.不应该每天提交,这个更加造成成瘾,而应该每周提交 2.不利的addiction减少exposure. 3.Wealth可以分离人群,这个很重要,远离低SES人群.</text:p>
          </table:table-cell>
          <table:table-cell office:value-type="float" office:value="0" calcext:value-type="float">
            <text:p>0</text:p>
          </table:table-cell>
          <table:table-cell table:number-columns-repeated="6"/>
          <table:table-cell table:style-name="ce3"/>
          <table:table-cell table:number-columns-repeated="1013"/>
        </table:table-row>
        <table:table-row table:style-name="ro32">
          <table:table-cell table:style-name="ce1" office:value-type="date" office:date-value="2019-02-02" calcext:value-type="date">
            <text:p>2/2/2019</text:p>
          </table:table-cell>
          <table:table-cell table:style-name="ce2" office:value-type="float" office:value="6" calcext:value-type="float">
            <text:p>6</text:p>
          </table:table-cell>
          <table:table-cell table:style-name="ce3"/>
          <table:table-cell office:value-type="float" office:value="0" calcext:value-type="float">
            <text:p>0</text:p>
          </table:table-cell>
          <table:table-cell table:number-columns-repeated="3"/>
          <table:table-cell office:value-type="string" calcext:value-type="string">
            <text:p>no smog</text:p>
          </table:table-cell>
          <table:table-cell table:number-columns-repeated="2"/>
          <table:table-cell table:style-name="ce3"/>
          <table:table-cell table:number-columns-repeated="1013"/>
        </table:table-row>
        <table:table-row table:style-name="ro32">
          <table:table-cell table:style-name="ce1" office:value-type="date" office:date-value="2019-02-03" calcext:value-type="date">
            <text:p>2/3/2019</text:p>
          </table:table-cell>
          <table:table-cell table:style-name="ce2" office:value-type="float" office:value="7" calcext:value-type="float">
            <text:p>7</text:p>
          </table:table-cell>
          <table:table-cell table:style-name="ce3" office:value-type="string" calcext:value-type="string">
            <text:p>Reinstalled the system, now using Ubuntu for everything.</text:p>
          </table:table-cell>
          <table:table-cell table:number-columns-repeated="7"/>
          <table:table-cell table:style-name="ce3"/>
          <table:table-cell table:number-columns-repeated="1013"/>
        </table:table-row>
        <table:table-row table:style-name="ro33">
          <table:table-cell table:style-name="ce1" office:value-type="date" office:date-value="2019-02-04" calcext:value-type="date">
            <text:p>2/4/2019</text:p>
          </table:table-cell>
          <table:table-cell table:style-name="ce2" office:value-type="float" office:value="1" calcext:value-type="float">
            <text:p>1</text:p>
          </table:table-cell>
          <table:table-cell table:style-name="ce3" office:value-type="string" calcext:value-type="string">
            <text:p>吃蛋白可以提高base metabolism rate. 不冷。</text:p>
          </table:table-cell>
          <table:table-cell table:number-columns-repeated="7"/>
          <table:table-cell table:style-name="ce3"/>
          <table:table-cell table:number-columns-repeated="1013"/>
        </table:table-row>
        <table:table-row table:style-name="ro34">
          <table:table-cell table:style-name="ce1" office:value-type="date" office:date-value="2019-02-05" calcext:value-type="date">
            <text:p>2/5/2019</text:p>
          </table:table-cell>
          <table:table-cell table:style-name="ce2" office:value-type="float" office:value="2" calcext:value-type="float">
            <text:p>2</text:p>
          </table:table-cell>
          <table:table-cell table:style-name="ce3" office:value-type="string" calcext:value-type="string">
            <text:p>Some people keep asking for investment. Reject it and let others invest. Phone activities reduce utility, cut these. Always judge a conversation by its information content. When content is severe lacking.</text:p>
          </table:table-cell>
          <table:table-cell table:number-columns-repeated="5"/>
          <table:table-cell office:value-type="float" office:value="65" calcext:value-type="float">
            <text:p>65</text:p>
          </table:table-cell>
          <table:table-cell/>
          <table:table-cell table:style-name="ce3"/>
          <table:table-cell table:number-columns-repeated="1013"/>
        </table:table-row>
        <table:table-row table:style-name="ro1">
          <table:table-cell table:style-name="ce1" office:value-type="date" office:date-value="2019-02-06" calcext:value-type="date">
            <text:p>2/6/2019</text:p>
          </table:table-cell>
          <table:table-cell table:style-name="ce2" office:value-type="float" office:value="3" calcext:value-type="float">
            <text:p>3</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07" calcext:value-type="date">
            <text:p>2/7/2019</text:p>
          </table:table-cell>
          <table:table-cell table:style-name="ce2" office:value-type="float" office:value="4" calcext:value-type="float">
            <text:p>4</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08" calcext:value-type="date">
            <text:p>2/8/2019</text:p>
          </table:table-cell>
          <table:table-cell table:style-name="ce2" office:value-type="float" office:value="5" calcext:value-type="float">
            <text:p>5</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09" calcext:value-type="date">
            <text:p>2/9/2019</text:p>
          </table:table-cell>
          <table:table-cell table:style-name="ce2" office:value-type="float" office:value="6" calcext:value-type="float">
            <text:p>6</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10" calcext:value-type="date">
            <text:p>2/10/2019</text:p>
          </table:table-cell>
          <table:table-cell table:style-name="ce2" office:value-type="float" office:value="7" calcext:value-type="float">
            <text:p>7</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11" calcext:value-type="date">
            <text:p>2/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12" calcext:value-type="date">
            <text:p>2/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2-13" calcext:value-type="date">
            <text:p>2/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14" calcext:value-type="date">
            <text:p>2/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2-15" calcext:value-type="date">
            <text:p>2/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2-16" calcext:value-type="date">
            <text:p>2/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2-17" calcext:value-type="date">
            <text:p>2/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2-18" calcext:value-type="date">
            <text:p>2/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19" calcext:value-type="date">
            <text:p>2/19/2019</text:p>
          </table:table-cell>
          <table:table-cell table:style-name="ce2" office:value-type="float" office:value="2" calcext:value-type="float">
            <text:p>2</text:p>
          </table:table-cell>
          <table:table-cell table:style-name="ce3"/>
          <table:table-cell table:number-columns-repeated="1021"/>
        </table:table-row>
        <table:table-row table:style-name="ro32">
          <table:table-cell table:style-name="ce1" office:value-type="date" office:date-value="2019-02-20" calcext:value-type="date">
            <text:p>2/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21" calcext:value-type="date">
            <text:p>2/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2-22" calcext:value-type="date">
            <text:p>2/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2-23" calcext:value-type="date">
            <text:p>2/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2-24" calcext:value-type="date">
            <text:p>2/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2-25" calcext:value-type="date">
            <text:p>2/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26" calcext:value-type="date">
            <text:p>2/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2-27" calcext:value-type="date">
            <text:p>2/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28" calcext:value-type="date">
            <text:p>2/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01" calcext:value-type="date">
            <text:p>3/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02" calcext:value-type="date">
            <text:p>3/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03" calcext:value-type="date">
            <text:p>3/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04" calcext:value-type="date">
            <text:p>3/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05" calcext:value-type="date">
            <text:p>3/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06" calcext:value-type="date">
            <text:p>3/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07" calcext:value-type="date">
            <text:p>3/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08" calcext:value-type="date">
            <text:p>3/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09" calcext:value-type="date">
            <text:p>3/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10" calcext:value-type="date">
            <text:p>3/1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11" calcext:value-type="date">
            <text:p>3/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12" calcext:value-type="date">
            <text:p>3/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13" calcext:value-type="date">
            <text:p>3/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14" calcext:value-type="date">
            <text:p>3/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15" calcext:value-type="date">
            <text:p>3/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16" calcext:value-type="date">
            <text:p>3/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17" calcext:value-type="date">
            <text:p>3/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18" calcext:value-type="date">
            <text:p>3/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19" calcext:value-type="date">
            <text:p>3/1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20" calcext:value-type="date">
            <text:p>3/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21" calcext:value-type="date">
            <text:p>3/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22" calcext:value-type="date">
            <text:p>3/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23" calcext:value-type="date">
            <text:p>3/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24" calcext:value-type="date">
            <text:p>3/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25" calcext:value-type="date">
            <text:p>3/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26" calcext:value-type="date">
            <text:p>3/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27" calcext:value-type="date">
            <text:p>3/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28" calcext:value-type="date">
            <text:p>3/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29" calcext:value-type="date">
            <text:p>3/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30" calcext:value-type="date">
            <text:p>3/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31" calcext:value-type="date">
            <text:p>3/3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1" calcext:value-type="date">
            <text:p>4/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2" calcext:value-type="date">
            <text:p>4/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03" calcext:value-type="date">
            <text:p>4/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04" calcext:value-type="date">
            <text:p>4/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05" calcext:value-type="date">
            <text:p>4/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06" calcext:value-type="date">
            <text:p>4/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07" calcext:value-type="date">
            <text:p>4/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8" calcext:value-type="date">
            <text:p>4/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9" calcext:value-type="date">
            <text:p>4/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0" calcext:value-type="date">
            <text:p>4/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1" calcext:value-type="date">
            <text:p>4/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2" calcext:value-type="date">
            <text:p>4/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13" calcext:value-type="date">
            <text:p>4/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14" calcext:value-type="date">
            <text:p>4/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15" calcext:value-type="date">
            <text:p>4/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16" calcext:value-type="date">
            <text:p>4/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7" calcext:value-type="date">
            <text:p>4/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8" calcext:value-type="date">
            <text:p>4/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9" calcext:value-type="date">
            <text:p>4/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0" calcext:value-type="date">
            <text:p>4/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1" calcext:value-type="date">
            <text:p>4/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2" calcext:value-type="date">
            <text:p>4/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23" calcext:value-type="date">
            <text:p>4/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24" calcext:value-type="date">
            <text:p>4/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25" calcext:value-type="date">
            <text:p>4/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26" calcext:value-type="date">
            <text:p>4/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7" calcext:value-type="date">
            <text:p>4/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8" calcext:value-type="date">
            <text:p>4/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9" calcext:value-type="date">
            <text:p>4/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30" calcext:value-type="date">
            <text:p>4/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1" calcext:value-type="date">
            <text:p>5/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2" calcext:value-type="date">
            <text:p>5/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03" calcext:value-type="date">
            <text:p>5/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04" calcext:value-type="date">
            <text:p>5/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05" calcext:value-type="date">
            <text:p>5/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06" calcext:value-type="date">
            <text:p>5/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07" calcext:value-type="date">
            <text:p>5/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8" calcext:value-type="date">
            <text:p>5/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9" calcext:value-type="date">
            <text:p>5/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0" calcext:value-type="date">
            <text:p>5/1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1" calcext:value-type="date">
            <text:p>5/1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2" calcext:value-type="date">
            <text:p>5/12/2019</text:p>
          </table:table-cell>
          <table:table-cell table:style-name="ce2" office:value-type="float" office:value="7" calcext:value-type="float">
            <text:p>7</text:p>
          </table:table-cell>
          <table:table-cell table:style-name="ce3" office:value-type="string" calcext:value-type="string">
            <text:p>上次去hk11.16,到期.</text:p>
          </table:table-cell>
          <table:table-cell table:number-columns-repeated="1021"/>
        </table:table-row>
        <table:table-row table:style-name="ro1">
          <table:table-cell table:style-name="ce1" office:value-type="date" office:date-value="2019-05-13" calcext:value-type="date">
            <text:p>5/1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14" calcext:value-type="date">
            <text:p>5/1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15" calcext:value-type="date">
            <text:p>5/1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16" calcext:value-type="date">
            <text:p>5/1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7" calcext:value-type="date">
            <text:p>5/1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8" calcext:value-type="date">
            <text:p>5/1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9" calcext:value-type="date">
            <text:p>5/1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0" calcext:value-type="date">
            <text:p>5/2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1" calcext:value-type="date">
            <text:p>5/2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2" calcext:value-type="date">
            <text:p>5/2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23" calcext:value-type="date">
            <text:p>5/2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24" calcext:value-type="date">
            <text:p>5/2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25" calcext:value-type="date">
            <text:p>5/2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26" calcext:value-type="date">
            <text:p>5/2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7" calcext:value-type="date">
            <text:p>5/2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8" calcext:value-type="date">
            <text:p>5/2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9" calcext:value-type="date">
            <text:p>5/2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30" calcext:value-type="date">
            <text:p>5/3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31" calcext:value-type="date">
            <text:p>5/3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1" calcext:value-type="date">
            <text:p>6/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2" calcext:value-type="date">
            <text:p>6/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03" calcext:value-type="date">
            <text:p>6/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04" calcext:value-type="date">
            <text:p>6/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05" calcext:value-type="date">
            <text:p>6/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06" calcext:value-type="date">
            <text:p>6/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07" calcext:value-type="date">
            <text:p>6/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8" calcext:value-type="date">
            <text:p>6/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9" calcext:value-type="date">
            <text:p>6/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0" calcext:value-type="date">
            <text:p>6/1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1" calcext:value-type="date">
            <text:p>6/1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2" calcext:value-type="date">
            <text:p>6/1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13" calcext:value-type="date">
            <text:p>6/1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14" calcext:value-type="date">
            <text:p>6/1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15" calcext:value-type="date">
            <text:p>6/1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16" calcext:value-type="date">
            <text:p>6/1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7" calcext:value-type="date">
            <text:p>6/1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8" calcext:value-type="date">
            <text:p>6/1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9" calcext:value-type="date">
            <text:p>6/1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0" calcext:value-type="date">
            <text:p>6/2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1" calcext:value-type="date">
            <text:p>6/2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2" calcext:value-type="date">
            <text:p>6/2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23" calcext:value-type="date">
            <text:p>6/2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24" calcext:value-type="date">
            <text:p>6/2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25" calcext:value-type="date">
            <text:p>6/2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26" calcext:value-type="date">
            <text:p>6/2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7" calcext:value-type="date">
            <text:p>6/2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8" calcext:value-type="date">
            <text:p>6/2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9" calcext:value-type="date">
            <text:p>6/2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30" calcext:value-type="date">
            <text:p>6/3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1" calcext:value-type="date">
            <text:p>7/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2" calcext:value-type="date">
            <text:p>7/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03" calcext:value-type="date">
            <text:p>7/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04" calcext:value-type="date">
            <text:p>7/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05" calcext:value-type="date">
            <text:p>7/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06" calcext:value-type="date">
            <text:p>7/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07" calcext:value-type="date">
            <text:p>7/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8" calcext:value-type="date">
            <text:p>7/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9" calcext:value-type="date">
            <text:p>7/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0" calcext:value-type="date">
            <text:p>7/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1" calcext:value-type="date">
            <text:p>7/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2" calcext:value-type="date">
            <text:p>7/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13" calcext:value-type="date">
            <text:p>7/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14" calcext:value-type="date">
            <text:p>7/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15" calcext:value-type="date">
            <text:p>7/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16" calcext:value-type="date">
            <text:p>7/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7" calcext:value-type="date">
            <text:p>7/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8" calcext:value-type="date">
            <text:p>7/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9" calcext:value-type="date">
            <text:p>7/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0" calcext:value-type="date">
            <text:p>7/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1" calcext:value-type="date">
            <text:p>7/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2" calcext:value-type="date">
            <text:p>7/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23" calcext:value-type="date">
            <text:p>7/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24" calcext:value-type="date">
            <text:p>7/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25" calcext:value-type="date">
            <text:p>7/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26" calcext:value-type="date">
            <text:p>7/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7" calcext:value-type="date">
            <text:p>7/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8" calcext:value-type="date">
            <text:p>7/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9" calcext:value-type="date">
            <text:p>7/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30" calcext:value-type="date">
            <text:p>7/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31" calcext:value-type="date">
            <text:p>7/3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1" calcext:value-type="date">
            <text:p>8/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2" calcext:value-type="date">
            <text:p>8/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03" calcext:value-type="date">
            <text:p>8/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04" calcext:value-type="date">
            <text:p>8/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05" calcext:value-type="date">
            <text:p>8/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06" calcext:value-type="date">
            <text:p>8/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07" calcext:value-type="date">
            <text:p>8/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8" calcext:value-type="date">
            <text:p>8/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9" calcext:value-type="date">
            <text:p>8/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0" calcext:value-type="date">
            <text:p>8/1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1" calcext:value-type="date">
            <text:p>8/1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2" calcext:value-type="date">
            <text:p>8/1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13" calcext:value-type="date">
            <text:p>8/1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14" calcext:value-type="date">
            <text:p>8/1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15" calcext:value-type="date">
            <text:p>8/1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16" calcext:value-type="date">
            <text:p>8/1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7" calcext:value-type="date">
            <text:p>8/1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8" calcext:value-type="date">
            <text:p>8/1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9" calcext:value-type="date">
            <text:p>8/1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0" calcext:value-type="date">
            <text:p>8/2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1" calcext:value-type="date">
            <text:p>8/2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2" calcext:value-type="date">
            <text:p>8/2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23" calcext:value-type="date">
            <text:p>8/2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24" calcext:value-type="date">
            <text:p>8/2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25" calcext:value-type="date">
            <text:p>8/2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26" calcext:value-type="date">
            <text:p>8/2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7" calcext:value-type="date">
            <text:p>8/2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8" calcext:value-type="date">
            <text:p>8/2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9" calcext:value-type="date">
            <text:p>8/2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30" calcext:value-type="date">
            <text:p>8/3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31" calcext:value-type="date">
            <text:p>8/3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1" calcext:value-type="date">
            <text:p>9/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2" calcext:value-type="date">
            <text:p>9/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03" calcext:value-type="date">
            <text:p>9/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04" calcext:value-type="date">
            <text:p>9/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05" calcext:value-type="date">
            <text:p>9/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06" calcext:value-type="date">
            <text:p>9/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07" calcext:value-type="date">
            <text:p>9/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8" calcext:value-type="date">
            <text:p>9/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9" calcext:value-type="date">
            <text:p>9/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0" calcext:value-type="date">
            <text:p>9/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1" calcext:value-type="date">
            <text:p>9/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2" calcext:value-type="date">
            <text:p>9/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13" calcext:value-type="date">
            <text:p>9/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14" calcext:value-type="date">
            <text:p>9/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15" calcext:value-type="date">
            <text:p>9/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16" calcext:value-type="date">
            <text:p>9/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7" calcext:value-type="date">
            <text:p>9/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8" calcext:value-type="date">
            <text:p>9/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9" calcext:value-type="date">
            <text:p>9/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0" calcext:value-type="date">
            <text:p>9/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1" calcext:value-type="date">
            <text:p>9/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2" calcext:value-type="date">
            <text:p>9/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23" calcext:value-type="date">
            <text:p>9/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24" calcext:value-type="date">
            <text:p>9/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25" calcext:value-type="date">
            <text:p>9/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26" calcext:value-type="date">
            <text:p>9/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7" calcext:value-type="date">
            <text:p>9/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8" calcext:value-type="date">
            <text:p>9/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9" calcext:value-type="date">
            <text:p>9/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30" calcext:value-type="date">
            <text:p>9/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1" calcext:value-type="date">
            <text:p>10/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2" calcext:value-type="date">
            <text:p>10/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03" calcext:value-type="date">
            <text:p>10/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04" calcext:value-type="date">
            <text:p>10/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05" calcext:value-type="date">
            <text:p>10/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06" calcext:value-type="date">
            <text:p>10/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07" calcext:value-type="date">
            <text:p>10/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8" calcext:value-type="date">
            <text:p>10/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9" calcext:value-type="date">
            <text:p>10/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0" calcext:value-type="date">
            <text:p>10/1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1" calcext:value-type="date">
            <text:p>10/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2" calcext:value-type="date">
            <text:p>10/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13" calcext:value-type="date">
            <text:p>10/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14" calcext:value-type="date">
            <text:p>10/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15" calcext:value-type="date">
            <text:p>10/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16" calcext:value-type="date">
            <text:p>10/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7" calcext:value-type="date">
            <text:p>10/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8" calcext:value-type="date">
            <text:p>10/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9" calcext:value-type="date">
            <text:p>10/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0" calcext:value-type="date">
            <text:p>10/2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1" calcext:value-type="date">
            <text:p>10/2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2" calcext:value-type="date">
            <text:p>10/2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23" calcext:value-type="date">
            <text:p>10/2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24" calcext:value-type="date">
            <text:p>10/2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25" calcext:value-type="date">
            <text:p>10/2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26" calcext:value-type="date">
            <text:p>10/2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7" calcext:value-type="date">
            <text:p>10/2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8" calcext:value-type="date">
            <text:p>10/2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9" calcext:value-type="date">
            <text:p>10/2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30" calcext:value-type="date">
            <text:p>10/3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31" calcext:value-type="date">
            <text:p>10/3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1" calcext:value-type="date">
            <text:p>1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2" calcext:value-type="date">
            <text:p>1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03" calcext:value-type="date">
            <text:p>1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04" calcext:value-type="date">
            <text:p>1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05" calcext:value-type="date">
            <text:p>1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06" calcext:value-type="date">
            <text:p>1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07" calcext:value-type="date">
            <text:p>1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8" calcext:value-type="date">
            <text:p>1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9" calcext:value-type="date">
            <text:p>1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0" calcext:value-type="date">
            <text:p>11/1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1" calcext:value-type="date">
            <text:p>11/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2" calcext:value-type="date">
            <text:p>11/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13" calcext:value-type="date">
            <text:p>11/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14" calcext:value-type="date">
            <text:p>11/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15" calcext:value-type="date">
            <text:p>11/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16" calcext:value-type="date">
            <text:p>11/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7" calcext:value-type="date">
            <text:p>11/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8" calcext:value-type="date">
            <text:p>11/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9" calcext:value-type="date">
            <text:p>11/1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0" calcext:value-type="date">
            <text:p>11/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1" calcext:value-type="date">
            <text:p>11/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2" calcext:value-type="date">
            <text:p>11/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23" calcext:value-type="date">
            <text:p>11/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24" calcext:value-type="date">
            <text:p>11/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25" calcext:value-type="date">
            <text:p>11/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26" calcext:value-type="date">
            <text:p>11/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7" calcext:value-type="date">
            <text:p>11/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8" calcext:value-type="date">
            <text:p>11/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9" calcext:value-type="date">
            <text:p>11/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30" calcext:value-type="date">
            <text:p>11/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1" calcext:value-type="date">
            <text:p>1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2" calcext:value-type="date">
            <text:p>1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03" calcext:value-type="date">
            <text:p>1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04" calcext:value-type="date">
            <text:p>1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05" calcext:value-type="date">
            <text:p>1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06" calcext:value-type="date">
            <text:p>1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07" calcext:value-type="date">
            <text:p>1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8" calcext:value-type="date">
            <text:p>1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9" calcext:value-type="date">
            <text:p>1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0" calcext:value-type="date">
            <text:p>12/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1" calcext:value-type="date">
            <text:p>12/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2" calcext:value-type="date">
            <text:p>12/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13" calcext:value-type="date">
            <text:p>12/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14" calcext:value-type="date">
            <text:p>12/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15" calcext:value-type="date">
            <text:p>12/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16" calcext:value-type="date">
            <text:p>12/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7" calcext:value-type="date">
            <text:p>12/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8" calcext:value-type="date">
            <text:p>12/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9" calcext:value-type="date">
            <text:p>12/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0" calcext:value-type="date">
            <text:p>12/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1" calcext:value-type="date">
            <text:p>12/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2" calcext:value-type="date">
            <text:p>12/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23" calcext:value-type="date">
            <text:p>12/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24" calcext:value-type="date">
            <text:p>12/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25" calcext:value-type="date">
            <text:p>12/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26" calcext:value-type="date">
            <text:p>12/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7" calcext:value-type="date">
            <text:p>12/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8" calcext:value-type="date">
            <text:p>12/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9" calcext:value-type="date">
            <text:p>12/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30" calcext:value-type="date">
            <text:p>12/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31" calcext:value-type="date">
            <text:p>12/31/2019</text:p>
          </table:table-cell>
          <table:table-cell table:style-name="ce2" office:value-type="float" office:value="2" calcext:value-type="float">
            <text:p>2</text:p>
          </table:table-cell>
          <table:table-cell table:style-name="ce3"/>
          <table:table-cell table:number-columns-repeated="1021"/>
        </table:table-row>
        <table:table-row table:style-name="ro1" table:number-rows-repeated="232">
          <table:table-cell table:style-name="ce1"/>
          <table:table-cell table:number-columns-repeated="1023"/>
        </table:table-row>
        <table:table-row table:style-name="ro1" table:number-rows-repeated="1047977">
          <table:table-cell table:number-columns-repeated="1024"/>
        </table:table-row>
        <table:table-row table:style-name="ro1">
          <table:table-cell table:number-columns-repeated="1024"/>
        </table:table-row>
        <table:named-expressions>
          <table:named-range table:name="_xlnm._FilterDatabase" table:base-cell-address="$'2019'.$A$1" table:cell-range-address="$'2019'.$A$1:.$J$366"/>
        </table:named-expressions>
      </table:table>
      <table:named-expressions/>
      <table:database-ranges>
        <table:database-range table:name="__Anonymous_Sheet_DB__0" table:target-range-address="'2019'.A1:'2019'.J36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6P0" style:volatile="true">
      <number:month/>
      <number:text>月</number:text>
      <number:day/>
      <number:text>日</number:text>
    </number:date-style>
    <number:text-style style:name="N126">
      <number:text-content/>
      <style:map style:condition="value()&lt;=1.79769313486232E+308" style:apply-style-name="N126P0"/>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5">00/00/0000</text:date>, <text:time style:data-style-name="N2" text:time-value="16:57:11.6260561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18:15:49.600790718</meta:creation-date>
    <dc:date>2019-02-05T16:58:58.019690913</dc:date>
    <meta:editing-duration>PT8M4S</meta:editing-duration>
    <meta:editing-cycles>7</meta:editing-cycles>
    <meta:generator>LibreOffice/6.0.7.3$Linux_X86_64 LibreOffice_project/00m0$Build-3</meta:generator>
    <meta:document-statistic meta:table-count="1" meta:cell-count="927" meta:object-count="0"/>
  </office:meta>
</office:document-meta>
</file>